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Mono CJK SC" svg:font-family="'Noto Sans Mono CJK SC'" style:font-family-generic="modern" style:font-pitch="fixed"/>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Frame_20_contents">
      <style:text-properties officeooo:paragraph-rsid="005273f7"/>
    </style:style>
    <style:style style:name="P4" style:family="paragraph" style:parent-style-name="Text_20_body">
      <style:text-properties officeooo:paragraph-rsid="005273f7"/>
    </style:style>
    <style:style style:name="P5" style:family="paragraph" style:parent-style-name="Frame_20_contents">
      <style:text-properties fo:font-weight="bold" style:font-weight-asian="bold" style:font-weight-complex="bold"/>
    </style:style>
    <style:style style:name="P6" style:family="paragraph" style:parent-style-name="Frame_20_contents">
      <style:text-properties fo:font-weight="bold" officeooo:paragraph-rsid="005229bc" style:font-weight-asian="bold" style:font-weight-complex="bold"/>
    </style:style>
    <style:style style:name="P7" style:family="paragraph" style:parent-style-name="Frame_20_contents">
      <style:text-properties fo:font-weight="bold" officeooo:rsid="005c397a" officeooo:paragraph-rsid="005c397a" style:font-weight-asian="bold" style:font-weight-complex="bold"/>
    </style:style>
    <style:style style:name="P8" style:family="paragraph" style:parent-style-name="Frame_20_contents">
      <style:text-properties fo:font-weight="bold" officeooo:paragraph-rsid="006098f1" style:font-weight-asian="bold" style:font-weight-complex="bold"/>
    </style:style>
    <style:style style:name="P9" style:family="paragraph" style:parent-style-name="Frame_20_contents">
      <style:paragraph-properties fo:break-before="page"/>
      <style:text-properties fo:font-weight="bold" style:font-weight-asian="bold" style:font-weight-complex="bold"/>
    </style:style>
    <style:style style:name="P10" style:family="paragraph" style:parent-style-name="Frame_20_contents">
      <style:text-properties fo:font-weight="bold" officeooo:paragraph-rsid="0068a5a8" style:font-weight-asian="bold" style:font-weight-complex="bold"/>
    </style:style>
    <style:style style:name="P11" style:family="paragraph" style:parent-style-name="Text_20_body">
      <style:text-properties fo:font-weight="bold" officeooo:rsid="005b8f57" officeooo:paragraph-rsid="007d83b9" style:font-weight-asian="bold" style:font-weight-complex="bold"/>
    </style:style>
    <style:style style:name="P12" style:family="paragraph" style:parent-style-name="Frame_20_contents">
      <style:text-properties fo:font-weight="bold" officeooo:paragraph-rsid="008a650d" style:font-weight-asian="bold" style:font-weight-complex="bold"/>
    </style:style>
    <style:style style:name="P13" style:family="paragraph" style:parent-style-name="Frame_20_contents">
      <style:text-properties officeooo:paragraph-rsid="00535dbe"/>
    </style:style>
    <style:style style:name="P14" style:family="paragraph" style:parent-style-name="Frame_20_contents">
      <style:text-properties officeooo:rsid="00581a15" officeooo:paragraph-rsid="00581a15"/>
    </style:style>
    <style:style style:name="P15" style:family="paragraph" style:parent-style-name="Frame_20_contents">
      <style:text-properties fo:font-weight="normal" officeooo:rsid="005c397a" officeooo:paragraph-rsid="005c397a" style:font-weight-asian="normal" style:font-weight-complex="normal"/>
    </style:style>
    <style:style style:name="P16" style:family="paragraph" style:parent-style-name="Text_20_body">
      <style:text-properties fo:font-weight="normal" officeooo:rsid="007d83b9" officeooo:paragraph-rsid="007eeeac" style:font-weight-asian="normal" style:font-weight-complex="normal"/>
    </style:style>
    <style:style style:name="P17" style:family="paragraph" style:parent-style-name="Frame_20_contents">
      <style:text-properties officeooo:paragraph-rsid="005c397a"/>
    </style:style>
    <style:style style:name="P18" style:family="paragraph" style:parent-style-name="Frame_20_contents">
      <style:text-properties officeooo:paragraph-rsid="006098f1"/>
    </style:style>
    <style:style style:name="P19" style:family="paragraph" style:parent-style-name="Text_20_body">
      <style:text-properties officeooo:paragraph-rsid="006098f1"/>
    </style:style>
    <style:style style:name="P20" style:family="paragraph" style:parent-style-name="Frame_20_contents">
      <style:text-properties officeooo:paragraph-rsid="006150bf"/>
    </style:style>
    <style:style style:name="P21" style:family="paragraph" style:parent-style-name="Frame_20_contents">
      <style:text-properties officeooo:paragraph-rsid="006786b9"/>
    </style:style>
    <style:style style:name="P22" style:family="paragraph" style:parent-style-name="Frame_20_contents">
      <style:text-properties officeooo:rsid="006786b9" officeooo:paragraph-rsid="006786b9"/>
    </style:style>
    <style:style style:name="P23" style:family="paragraph" style:parent-style-name="Text_20_body">
      <style:text-properties officeooo:rsid="006786b9" officeooo:paragraph-rsid="006786b9"/>
    </style:style>
    <style:style style:name="P24" style:family="paragraph" style:parent-style-name="Frame_20_contents">
      <style:text-properties officeooo:paragraph-rsid="0068a5a8"/>
    </style:style>
    <style:style style:name="P25" style:family="paragraph" style:parent-style-name="Frame_20_contents">
      <style:text-properties fo:font-style="italic" style:font-style-asian="italic" style:font-style-complex="italic"/>
    </style:style>
    <style:style style:name="P26" style:family="paragraph" style:parent-style-name="Text_20_body">
      <style:text-properties officeooo:rsid="005229bc" officeooo:paragraph-rsid="005229bc"/>
    </style:style>
    <style:style style:name="P27" style:family="paragraph" style:parent-style-name="Text_20_body">
      <style:text-properties officeooo:rsid="005229bc" officeooo:paragraph-rsid="005273f7"/>
    </style:style>
    <style:style style:name="P28" style:family="paragraph" style:parent-style-name="Text_20_body">
      <style:text-properties officeooo:rsid="005229bc" officeooo:paragraph-rsid="0055637c"/>
    </style:style>
    <style:style style:name="P29" style:family="paragraph" style:parent-style-name="Text_20_body">
      <style:text-properties officeooo:rsid="005273f7" officeooo:paragraph-rsid="005273f7"/>
    </style:style>
    <style:style style:name="P30" style:family="paragraph" style:parent-style-name="Text_20_body">
      <style:text-properties officeooo:rsid="0055637c" officeooo:paragraph-rsid="0055fb43"/>
    </style:style>
    <style:style style:name="P31" style:family="paragraph" style:parent-style-name="Text_20_body">
      <style:text-properties officeooo:rsid="0055637c" officeooo:paragraph-rsid="005964f8"/>
    </style:style>
    <style:style style:name="P32" style:family="paragraph" style:parent-style-name="Text_20_body">
      <style:text-properties officeooo:rsid="0055637c" officeooo:paragraph-rsid="007d83b9"/>
    </style:style>
    <style:style style:name="P33" style:family="paragraph" style:parent-style-name="Text_20_body">
      <style:text-properties officeooo:rsid="0055637c" officeooo:paragraph-rsid="007ba91e"/>
    </style:style>
    <style:style style:name="P34" style:family="paragraph" style:parent-style-name="Text_20_body">
      <style:text-properties officeooo:paragraph-rsid="00614875"/>
    </style:style>
    <style:style style:name="P35" style:family="paragraph" style:parent-style-name="Text_20_body">
      <style:text-properties officeooo:rsid="0054c07b" officeooo:paragraph-rsid="0054c07b"/>
    </style:style>
    <style:style style:name="P36" style:family="paragraph" style:parent-style-name="Text_20_body">
      <style:text-properties officeooo:rsid="00566035" officeooo:paragraph-rsid="00566035"/>
    </style:style>
    <style:style style:name="P37" style:family="paragraph" style:parent-style-name="Text_20_body">
      <style:text-properties officeooo:rsid="00566035" officeooo:paragraph-rsid="00566e1a"/>
    </style:style>
    <style:style style:name="P38" style:family="paragraph" style:parent-style-name="Text_20_body">
      <style:text-properties officeooo:rsid="00566e1a" officeooo:paragraph-rsid="00566e1a"/>
    </style:style>
    <style:style style:name="P39" style:family="paragraph" style:parent-style-name="Text_20_body">
      <style:paragraph-properties fo:break-before="page"/>
      <style:text-properties officeooo:rsid="00566e1a" officeooo:paragraph-rsid="00566e1a"/>
    </style:style>
    <style:style style:name="P40" style:family="paragraph" style:parent-style-name="Text_20_body">
      <style:text-properties officeooo:rsid="005964f8" officeooo:paragraph-rsid="005964f8"/>
    </style:style>
    <style:style style:name="P41" style:family="paragraph" style:parent-style-name="Text_20_body">
      <style:text-properties officeooo:rsid="005a4006" officeooo:paragraph-rsid="005a4006"/>
    </style:style>
    <style:style style:name="P42" style:family="paragraph" style:parent-style-name="Text_20_body">
      <style:text-properties officeooo:rsid="005b8f57" officeooo:paragraph-rsid="005b8f57"/>
    </style:style>
    <style:style style:name="P43" style:family="paragraph" style:parent-style-name="Text_20_body">
      <style:text-properties officeooo:rsid="006098f1" officeooo:paragraph-rsid="006098f1"/>
    </style:style>
    <style:style style:name="P44" style:family="paragraph" style:parent-style-name="Text_20_body">
      <style:paragraph-properties fo:break-before="page"/>
      <style:text-properties officeooo:rsid="006098f1" officeooo:paragraph-rsid="006098f1"/>
    </style:style>
    <style:style style:name="P45" style:family="paragraph" style:parent-style-name="Text_20_body">
      <style:text-properties officeooo:rsid="006098f1" officeooo:paragraph-rsid="00627925"/>
    </style:style>
    <style:style style:name="P46" style:family="paragraph" style:parent-style-name="Text_20_body">
      <style:text-properties officeooo:rsid="00614875" officeooo:paragraph-rsid="00614875"/>
    </style:style>
    <style:style style:name="P47" style:family="paragraph" style:parent-style-name="Text_20_body">
      <style:text-properties officeooo:rsid="006150bf" officeooo:paragraph-rsid="006150bf"/>
    </style:style>
    <style:style style:name="P48" style:family="paragraph" style:parent-style-name="Text_20_body">
      <style:text-properties officeooo:rsid="006150bf" officeooo:paragraph-rsid="007eeeac"/>
    </style:style>
    <style:style style:name="P49" style:family="paragraph" style:parent-style-name="Text_20_body">
      <style:text-properties officeooo:rsid="006150bf" officeooo:paragraph-rsid="0080b39b"/>
    </style:style>
    <style:style style:name="P50" style:family="paragraph" style:parent-style-name="Text_20_body">
      <style:text-properties officeooo:paragraph-rsid="00641e25"/>
    </style:style>
    <style:style style:name="P51" style:family="paragraph" style:parent-style-name="Text_20_body">
      <style:text-properties officeooo:rsid="00652554" officeooo:paragraph-rsid="00652554"/>
    </style:style>
    <style:style style:name="P52" style:family="paragraph" style:parent-style-name="Text_20_body">
      <style:text-properties officeooo:rsid="0066d4d0" officeooo:paragraph-rsid="0066d4d0"/>
    </style:style>
    <style:style style:name="P53" style:family="paragraph" style:parent-style-name="Text_20_body">
      <style:paragraph-properties fo:break-before="page"/>
      <style:text-properties officeooo:rsid="0068a5a8" officeooo:paragraph-rsid="0068a5a8"/>
    </style:style>
    <style:style style:name="P54" style:family="paragraph" style:parent-style-name="Text_20_body">
      <style:text-properties officeooo:rsid="0068a5a8" officeooo:paragraph-rsid="0068a5a8"/>
    </style:style>
    <style:style style:name="P55" style:family="paragraph" style:parent-style-name="Text_20_body">
      <style:text-properties officeooo:rsid="006b912d" officeooo:paragraph-rsid="006b912d"/>
    </style:style>
    <style:style style:name="P56" style:family="paragraph" style:parent-style-name="Text_20_body">
      <style:text-properties officeooo:rsid="006d975a" officeooo:paragraph-rsid="006d975a"/>
    </style:style>
    <style:style style:name="P57" style:family="paragraph" style:parent-style-name="Text_20_body">
      <style:text-properties officeooo:rsid="006d975a" officeooo:paragraph-rsid="00842b57"/>
    </style:style>
    <style:style style:name="P58" style:family="paragraph" style:parent-style-name="Text_20_body">
      <style:text-properties officeooo:rsid="007127c0" officeooo:paragraph-rsid="007127c0"/>
    </style:style>
    <style:style style:name="P59" style:family="paragraph" style:parent-style-name="Text_20_body">
      <style:text-properties officeooo:rsid="007127c0" officeooo:paragraph-rsid="00842b57"/>
    </style:style>
    <style:style style:name="P60" style:family="paragraph" style:parent-style-name="Frame_20_contents">
      <style:text-properties officeooo:rsid="007eeeac" officeooo:paragraph-rsid="007eeeac"/>
    </style:style>
    <style:style style:name="P61" style:family="paragraph" style:parent-style-name="Text_20_body">
      <style:text-properties officeooo:paragraph-rsid="007eeeac"/>
    </style:style>
    <style:style style:name="P62" style:family="paragraph" style:parent-style-name="Text_20_body">
      <style:text-properties officeooo:rsid="005da082" officeooo:paragraph-rsid="0080b39b"/>
    </style:style>
    <style:style style:name="P63" style:family="paragraph" style:parent-style-name="Text_20_body">
      <style:text-properties officeooo:rsid="00842b57" officeooo:paragraph-rsid="00842b57"/>
    </style:style>
    <style:style style:name="P64" style:family="paragraph" style:parent-style-name="Text_20_body">
      <style:text-properties officeooo:paragraph-rsid="005229bc"/>
    </style:style>
    <style:style style:name="P65" style:family="paragraph" style:parent-style-name="Text_20_body">
      <style:text-properties officeooo:rsid="00895dee" officeooo:paragraph-rsid="00895dee"/>
    </style:style>
    <style:style style:name="P66" style:family="paragraph" style:parent-style-name="Text_20_body">
      <style:paragraph-properties fo:break-before="page"/>
      <style:text-properties officeooo:rsid="008a650d" officeooo:paragraph-rsid="008a650d"/>
    </style:style>
    <style:style style:name="P67" style:family="paragraph" style:parent-style-name="Text_20_body">
      <style:text-properties officeooo:rsid="008a650d" officeooo:paragraph-rsid="008a650d"/>
    </style:style>
    <style:style style:name="P68" style:family="paragraph" style:parent-style-name="Text_20_body">
      <style:text-properties officeooo:rsid="008ccd42" officeooo:paragraph-rsid="008ccd42"/>
    </style:style>
    <style:style style:name="P69" style:family="paragraph" style:parent-style-name="Text_20_body">
      <style:text-properties officeooo:rsid="00929525" officeooo:paragraph-rsid="00929525"/>
    </style:style>
    <style:style style:name="P70" style:family="paragraph" style:parent-style-name="Text_20_body">
      <style:text-properties officeooo:rsid="009425c2" officeooo:paragraph-rsid="009425c2"/>
    </style:style>
    <style:style style:name="P71" style:family="paragraph" style:parent-style-name="Heading_20_4">
      <style:text-properties officeooo:paragraph-rsid="005229bc"/>
    </style:style>
    <style:style style:name="P72" style:family="paragraph" style:parent-style-name="Heading_20_5">
      <style:text-properties officeooo:rsid="005229bc" officeooo:paragraph-rsid="005229bc"/>
    </style:style>
    <style:style style:name="P73" style:family="paragraph" style:parent-style-name="Heading_20_5">
      <style:paragraph-properties fo:break-before="page"/>
      <style:text-properties officeooo:rsid="005229bc" officeooo:paragraph-rsid="005229bc"/>
    </style:style>
    <style:style style:name="P74" style:family="paragraph" style:parent-style-name="Heading_20_5">
      <style:paragraph-properties fo:break-before="page"/>
      <style:text-properties officeooo:rsid="005229bc" officeooo:paragraph-rsid="005273f7"/>
    </style:style>
    <style:style style:name="P75" style:family="paragraph" style:parent-style-name="Heading_20_5">
      <style:text-properties officeooo:paragraph-rsid="005964f8"/>
    </style:style>
    <style:style style:name="P76" style:family="paragraph" style:parent-style-name="Heading_20_5">
      <style:paragraph-properties fo:break-before="page"/>
      <style:text-properties officeooo:rsid="0055637c" officeooo:paragraph-rsid="0055637c"/>
    </style:style>
    <style:style style:name="P77" style:family="paragraph" style:parent-style-name="Heading_20_5">
      <style:paragraph-properties fo:break-before="page"/>
      <style:text-properties officeooo:rsid="006d5811" officeooo:paragraph-rsid="00842b57"/>
    </style:style>
    <style:style style:name="P78" style:family="paragraph" style:parent-style-name="Heading_20_5">
      <style:paragraph-properties fo:break-before="page"/>
    </style:style>
    <style:style style:name="P79" style:family="paragraph" style:parent-style-name="Heading_20_5">
      <style:paragraph-properties fo:break-before="page"/>
      <style:text-properties officeooo:rsid="005273f7" officeooo:paragraph-rsid="005273f7"/>
    </style:style>
    <style:style style:name="P80" style:family="paragraph" style:parent-style-name="Heading_20_5">
      <style:paragraph-properties fo:break-before="page"/>
      <style:text-properties officeooo:rsid="005ebd9f" officeooo:paragraph-rsid="005ebd9f"/>
    </style:style>
    <style:style style:name="P81" style:family="paragraph" style:parent-style-name="Heading_20_5">
      <style:text-properties officeooo:paragraph-rsid="006098f1"/>
    </style:style>
    <style:style style:name="P82" style:family="paragraph" style:parent-style-name="Heading_20_5">
      <style:paragraph-properties fo:break-before="page"/>
      <style:text-properties officeooo:rsid="005c397a" officeooo:paragraph-rsid="005c397a"/>
    </style:style>
    <style:style style:name="P83" style:family="paragraph" style:parent-style-name="Heading_20_5">
      <style:paragraph-properties fo:break-before="page"/>
      <style:text-properties officeooo:rsid="005c397a" officeooo:paragraph-rsid="005f9ab4"/>
    </style:style>
    <style:style style:name="P84" style:family="paragraph" style:parent-style-name="Heading_20_5">
      <style:paragraph-properties fo:break-before="page"/>
      <style:text-properties officeooo:paragraph-rsid="00614875"/>
    </style:style>
    <style:style style:name="P85" style:family="paragraph" style:parent-style-name="Heading_20_5">
      <style:paragraph-properties fo:break-before="page"/>
      <style:text-properties officeooo:rsid="00627925" officeooo:paragraph-rsid="00627925"/>
    </style:style>
    <style:style style:name="P86" style:family="paragraph" style:parent-style-name="Heading_20_5">
      <style:paragraph-properties fo:break-before="page"/>
      <style:text-properties officeooo:rsid="00627925" officeooo:paragraph-rsid="00641e25"/>
    </style:style>
    <style:style style:name="P87" style:family="paragraph" style:parent-style-name="Heading_20_5">
      <style:text-properties officeooo:rsid="00641e25" officeooo:paragraph-rsid="006947bc"/>
    </style:style>
    <style:style style:name="P88" style:family="paragraph" style:parent-style-name="Heading_20_5">
      <style:paragraph-properties fo:break-before="page"/>
      <style:text-properties officeooo:rsid="00641e25" officeooo:paragraph-rsid="00641e25"/>
    </style:style>
    <style:style style:name="P89" style:family="paragraph" style:parent-style-name="Text_20_body" style:list-style-name="L1">
      <style:text-properties officeooo:rsid="00614875" officeooo:paragraph-rsid="00614875"/>
    </style:style>
    <style:style style:name="P90" style:family="paragraph" style:parent-style-name="Text_20_body" style:list-style-name="L11">
      <style:text-properties officeooo:rsid="00614875" officeooo:paragraph-rsid="00614875"/>
    </style:style>
    <style:style style:name="P91" style:family="paragraph" style:parent-style-name="Text_20_body" style:list-style-name="L12">
      <style:text-properties officeooo:rsid="00614875" officeooo:paragraph-rsid="00614875"/>
    </style:style>
    <style:style style:name="P92" style:family="paragraph" style:parent-style-name="Text_20_body" style:list-style-name="L2">
      <style:text-properties officeooo:rsid="005229bc" officeooo:paragraph-rsid="005273f7"/>
    </style:style>
    <style:style style:name="P93" style:family="paragraph" style:parent-style-name="Text_20_body" style:list-style-name="L3">
      <style:text-properties officeooo:rsid="00566e1a" officeooo:paragraph-rsid="00566e1a"/>
    </style:style>
    <style:style style:name="P94" style:family="paragraph" style:parent-style-name="Text_20_body" style:list-style-name="L4">
      <style:text-properties officeooo:rsid="006d975a" officeooo:paragraph-rsid="00842b57"/>
    </style:style>
    <style:style style:name="P95" style:family="paragraph" style:parent-style-name="Text_20_body" style:list-style-name="L4">
      <style:text-properties officeooo:rsid="0087939f" officeooo:paragraph-rsid="0087939f"/>
    </style:style>
    <style:style style:name="P96" style:family="paragraph" style:parent-style-name="Text_20_body" style:list-style-name="L4">
      <style:text-properties officeooo:rsid="00929525" officeooo:paragraph-rsid="00929525"/>
    </style:style>
    <style:style style:name="P97" style:family="paragraph" style:parent-style-name="Text_20_body" style:list-style-name="L5">
      <style:text-properties fo:font-weight="normal" officeooo:rsid="0055fb43" officeooo:paragraph-rsid="0055fb43" style:font-weight-asian="normal" style:font-weight-complex="normal"/>
    </style:style>
    <style:style style:name="P98" style:family="paragraph" style:parent-style-name="Text_20_body" style:list-style-name="L5">
      <style:text-properties fo:font-weight="normal" officeooo:rsid="005b8f57" officeooo:paragraph-rsid="005b8f57" style:font-weight-asian="normal" style:font-weight-complex="normal"/>
    </style:style>
    <style:style style:name="P99" style:family="paragraph" style:parent-style-name="Text_20_body" style:list-style-name="L5">
      <style:text-properties officeooo:rsid="0055fb43" officeooo:paragraph-rsid="0055fb43"/>
    </style:style>
    <style:style style:name="P100" style:family="paragraph" style:parent-style-name="Text_20_body" style:list-style-name="L6">
      <style:text-properties officeooo:rsid="0054c07b" officeooo:paragraph-rsid="0054c07b"/>
    </style:style>
    <style:style style:name="P101" style:family="paragraph" style:parent-style-name="Text_20_body" style:list-style-name="L7">
      <style:text-properties officeooo:paragraph-rsid="007eeeac"/>
    </style:style>
    <style:style style:name="P102" style:family="paragraph" style:parent-style-name="Text_20_body" style:list-style-name="L7">
      <style:text-properties officeooo:rsid="005273f7" officeooo:paragraph-rsid="005273f7"/>
    </style:style>
    <style:style style:name="P103" style:family="paragraph" style:parent-style-name="Text_20_body" style:list-style-name="L7">
      <style:text-properties officeooo:rsid="007eeeac" officeooo:paragraph-rsid="007eeeac"/>
    </style:style>
    <style:style style:name="P104" style:family="paragraph" style:parent-style-name="Text_20_body" style:list-style-name="L8">
      <style:text-properties officeooo:paragraph-rsid="006098f1"/>
    </style:style>
    <style:style style:name="P105" style:family="paragraph" style:parent-style-name="Text_20_body" style:list-style-name="L8">
      <style:text-properties officeooo:rsid="006098f1" officeooo:paragraph-rsid="006098f1"/>
    </style:style>
    <style:style style:name="P106" style:family="paragraph" style:parent-style-name="Text_20_body" style:list-style-name="L9">
      <style:text-properties officeooo:rsid="006098f1" officeooo:paragraph-rsid="006098f1"/>
    </style:style>
    <style:style style:name="P107" style:family="paragraph" style:parent-style-name="Text_20_body" style:list-style-name="L10">
      <style:text-properties officeooo:rsid="006098f1" officeooo:paragraph-rsid="006098f1"/>
    </style:style>
    <style:style style:name="P108" style:family="paragraph" style:parent-style-name="Text_20_body" style:list-style-name="L13">
      <style:text-properties officeooo:paragraph-rsid="00842b57"/>
    </style:style>
    <style:style style:name="P109" style:family="paragraph" style:parent-style-name="Text_20_body" style:list-style-name="L13">
      <style:text-properties officeooo:rsid="00842b57" officeooo:paragraph-rsid="00842b57"/>
    </style:style>
    <style:style style:name="P110" style:family="paragraph" style:parent-style-name="Text_20_body">
      <style:text-properties officeooo:rsid="009a3cbd" officeooo:paragraph-rsid="009a3cbd"/>
    </style:style>
    <style:style style:name="T1" style:family="text">
      <style:text-properties officeooo:rsid="000f7497"/>
    </style:style>
    <style:style style:name="T2" style:family="text">
      <style:text-properties fo:font-weight="bold" style:font-weight-asian="bold" style:font-weight-complex="bold"/>
    </style:style>
    <style:style style:name="T3" style:family="text">
      <style:text-properties fo:font-weight="bold" officeooo:rsid="0054c07b" style:font-weight-asian="bold" style:font-weight-complex="bold"/>
    </style:style>
    <style:style style:name="T4" style:family="text">
      <style:text-properties fo:font-weight="bold" officeooo:rsid="0055637c" style:font-weight-asian="bold" style:font-weight-complex="bold"/>
    </style:style>
    <style:style style:name="T5" style:family="text">
      <style:text-properties fo:font-weight="bold" officeooo:rsid="0055fb43" style:font-weight-asian="bold" style:font-weight-complex="bold"/>
    </style:style>
    <style:style style:name="T6" style:family="text">
      <style:text-properties fo:font-weight="bold" officeooo:rsid="00566035" style:font-weight-asian="bold" style:font-weight-complex="bold"/>
    </style:style>
    <style:style style:name="T7" style:family="text">
      <style:text-properties fo:font-weight="bold" officeooo:rsid="005b8f57" style:font-weight-asian="bold" style:font-weight-complex="bold"/>
    </style:style>
    <style:style style:name="T8" style:family="text">
      <style:text-properties fo:font-weight="bold" officeooo:rsid="005bbbd3" style:font-weight-asian="bold" style:font-weight-complex="bold"/>
    </style:style>
    <style:style style:name="T9" style:family="text">
      <style:text-properties fo:font-weight="bold" officeooo:rsid="005c397a" style:font-weight-asian="bold" style:font-weight-complex="bold"/>
    </style:style>
    <style:style style:name="T10" style:family="text">
      <style:text-properties fo:font-weight="bold" officeooo:rsid="00610745" style:font-weight-asian="bold" style:font-weight-complex="bold"/>
    </style:style>
    <style:style style:name="T11" style:family="text">
      <style:text-properties fo:font-weight="bold" officeooo:rsid="006150bf" style:font-weight-asian="bold" style:font-weight-complex="bold"/>
    </style:style>
    <style:style style:name="T12" style:family="text">
      <style:text-properties fo:font-weight="bold" officeooo:rsid="00627925" style:font-weight-asian="bold" style:font-weight-complex="bold"/>
    </style:style>
    <style:style style:name="T13" style:family="text">
      <style:text-properties fo:font-weight="bold" officeooo:rsid="006f354b" style:font-weight-asian="bold" style:font-weight-complex="bold"/>
    </style:style>
    <style:style style:name="T14" style:family="text">
      <style:text-properties fo:font-weight="bold" officeooo:rsid="0071a4a2" style:font-weight-asian="bold" style:font-weight-complex="bold"/>
    </style:style>
    <style:style style:name="T15" style:family="text">
      <style:text-properties fo:font-weight="bold" officeooo:rsid="0072598d" style:font-weight-asian="bold" style:font-weight-complex="bold"/>
    </style:style>
    <style:style style:name="T16" style:family="text">
      <style:text-properties fo:font-weight="bold" officeooo:rsid="0074aa71" style:font-weight-asian="bold" style:font-weight-complex="bold"/>
    </style:style>
    <style:style style:name="T17" style:family="text">
      <style:text-properties fo:font-weight="bold" officeooo:rsid="007ba91e" style:font-weight-asian="bold" style:font-weight-complex="bold"/>
    </style:style>
    <style:style style:name="T18" style:family="text">
      <style:text-properties fo:font-weight="bold" officeooo:rsid="007d83b9" style:font-weight-asian="bold" style:font-weight-complex="bold"/>
    </style:style>
    <style:style style:name="T19" style:family="text">
      <style:text-properties fo:font-weight="bold" officeooo:rsid="007eeeac" style:font-weight-asian="bold" style:font-weight-complex="bold"/>
    </style:style>
    <style:style style:name="T20" style:family="text">
      <style:text-properties fo:font-weight="bold" officeooo:rsid="0080b39b" style:font-weight-asian="bold" style:font-weight-complex="bold"/>
    </style:style>
    <style:style style:name="T21" style:family="text">
      <style:text-properties fo:font-weight="bold" officeooo:rsid="0087939f" style:font-weight-asian="bold" style:font-weight-complex="bold"/>
    </style:style>
    <style:style style:name="T22" style:family="text">
      <style:text-properties fo:font-weight="bold" officeooo:rsid="008b651c" style:font-weight-asian="bold" style:font-weight-complex="bold"/>
    </style:style>
    <style:style style:name="T23" style:family="text">
      <style:text-properties fo:font-weight="bold" officeooo:rsid="009425c2" style:font-weight-asian="bold" style:font-weight-complex="bold"/>
    </style:style>
    <style:style style:name="T24" style:family="text">
      <style:text-properties fo:font-weight="bold" officeooo:rsid="0095ed14" style:font-weight-asian="bold" style:font-weight-complex="bold"/>
    </style:style>
    <style:style style:name="T25" style:family="text">
      <style:text-properties fo:font-weight="bold" officeooo:rsid="00968302" style:font-weight-asian="bold" style:font-weight-complex="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5273f7" style:font-style-asian="italic" style:font-weight-asian="bold" style:font-style-complex="italic" style:font-weight-complex="bold"/>
    </style:style>
    <style:style style:name="T28" style:family="text">
      <style:text-properties fo:font-style="italic" fo:font-weight="bold" officeooo:rsid="0055fb43" style:font-style-asian="italic" style:font-weight-asian="bold" style:font-style-complex="italic" style:font-weight-complex="bold"/>
    </style:style>
    <style:style style:name="T29" style:family="text">
      <style:text-properties fo:font-style="italic" fo:font-weight="bold" officeooo:rsid="005a4006" style:font-style-asian="italic" style:font-weight-asian="bold" style:font-style-complex="italic" style:font-weight-complex="bold"/>
    </style:style>
    <style:style style:name="T30" style:family="text">
      <style:text-properties fo:font-style="italic" fo:font-weight="bold" officeooo:rsid="00929525" style:font-style-asian="italic" style:font-weight-asian="bold" style:font-style-complex="italic" style:font-weight-complex="bold"/>
    </style:style>
    <style:style style:name="T31" style:family="text">
      <style:text-properties fo:font-style="italic" fo:font-weight="bold" officeooo:rsid="009425c2" style:font-style-asian="italic" style:font-weight-asian="bold" style:font-style-complex="italic" style:font-weight-complex="bold"/>
    </style:style>
    <style:style style:name="T32" style:family="text">
      <style:text-properties fo:font-style="italic" fo:font-weight="bold" officeooo:rsid="0095ed14"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05a4006" style:font-style-asian="italic" style:font-style-complex="italic"/>
    </style:style>
    <style:style style:name="T35" style:family="text">
      <style:text-properties fo:font-style="italic" officeooo:rsid="00627925" style:font-style-asian="italic" style:font-style-complex="italic"/>
    </style:style>
    <style:style style:name="T36" style:family="text">
      <style:text-properties fo:font-style="italic" officeooo:rsid="0068a5a8" style:font-style-asian="italic" style:font-style-complex="italic"/>
    </style:style>
    <style:style style:name="T37" style:family="text">
      <style:text-properties fo:font-style="italic" officeooo:rsid="007127c0" style:font-style-asian="italic" style:font-style-complex="italic"/>
    </style:style>
    <style:style style:name="T38" style:family="text">
      <style:text-properties fo:font-style="italic" officeooo:rsid="0085d66b" style:font-style-asian="italic" style:font-style-complex="italic"/>
    </style:style>
    <style:style style:name="T39" style:family="text">
      <style:text-properties fo:font-style="italic" officeooo:rsid="00929525" style:font-style-asian="italic" style:font-style-complex="italic"/>
    </style:style>
    <style:style style:name="T40" style:family="text">
      <style:text-properties fo:font-style="italic" officeooo:rsid="0095ed14" style:font-style-asian="italic" style:font-style-complex="italic"/>
    </style:style>
    <style:style style:name="T41" style:family="text">
      <style:text-properties fo:font-style="italic" style:text-underline-style="none" fo:font-weight="normal" style:font-style-asian="italic" style:font-weight-asian="normal" style:font-style-complex="italic" style:font-weight-complex="normal"/>
    </style:style>
    <style:style style:name="T42" style:family="text">
      <style:text-properties officeooo:rsid="005273f7"/>
    </style:style>
    <style:style style:name="T43" style:family="text">
      <style:text-properties fo:font-weight="normal" style:font-weight-asian="normal" style:font-weight-complex="normal"/>
    </style:style>
    <style:style style:name="T44" style:family="text">
      <style:text-properties fo:font-weight="normal" officeooo:rsid="0055fb43" style:font-weight-asian="normal" style:font-weight-complex="normal"/>
    </style:style>
    <style:style style:name="T45" style:family="text">
      <style:text-properties fo:font-weight="normal" officeooo:rsid="0055637c" style:font-weight-asian="normal" style:font-weight-complex="normal"/>
    </style:style>
    <style:style style:name="T46" style:family="text">
      <style:text-properties fo:font-weight="normal" officeooo:rsid="005b8f57" style:font-weight-asian="normal" style:font-weight-complex="normal"/>
    </style:style>
    <style:style style:name="T47" style:family="text">
      <style:text-properties fo:font-weight="normal" officeooo:rsid="007ba91e" style:font-weight-asian="normal" style:font-weight-complex="normal"/>
    </style:style>
    <style:style style:name="T48" style:family="text">
      <style:text-properties fo:font-weight="normal" officeooo:rsid="007d83b9" style:font-weight-asian="normal" style:font-weight-complex="normal"/>
    </style:style>
    <style:style style:name="T49" style:family="text">
      <style:text-properties fo:font-weight="normal" officeooo:rsid="007eeeac" style:font-weight-asian="normal" style:font-weight-complex="normal"/>
    </style:style>
    <style:style style:name="T50" style:family="text">
      <style:text-properties officeooo:rsid="00535dbe"/>
    </style:style>
    <style:style style:name="T51" style:family="text">
      <style:text-properties officeooo:rsid="0054c07b"/>
    </style:style>
    <style:style style:name="T52" style:family="text">
      <style:text-properties officeooo:rsid="0055637c"/>
    </style:style>
    <style:style style:name="T53" style:family="text">
      <style:text-properties officeooo:rsid="00566e1a"/>
    </style:style>
    <style:style style:name="T54" style:family="text">
      <style:text-properties officeooo:rsid="00583379"/>
    </style:style>
    <style:style style:name="T55" style:family="text">
      <style:text-properties officeooo:rsid="0059c3bb"/>
    </style:style>
    <style:style style:name="T56" style:family="text">
      <style:text-properties officeooo:rsid="005a4006"/>
    </style:style>
    <style:style style:name="T57" style:family="text">
      <style:text-properties fo:font-style="normal" style:font-style-asian="normal" style:font-style-complex="normal"/>
    </style:style>
    <style:style style:name="T58" style:family="text">
      <style:text-properties fo:font-style="normal" officeooo:rsid="005a4006" style:font-style-asian="normal" style:font-style-complex="normal"/>
    </style:style>
    <style:style style:name="T59" style:family="text">
      <style:text-properties officeooo:rsid="005b8f57"/>
    </style:style>
    <style:style style:name="T60" style:family="text">
      <style:text-properties officeooo:rsid="005c397a"/>
    </style:style>
    <style:style style:name="T61" style:family="text">
      <style:text-properties officeooo:rsid="005da082"/>
    </style:style>
    <style:style style:name="T62" style:family="text">
      <style:text-properties officeooo:rsid="005ebd9f"/>
    </style:style>
    <style:style style:name="T63" style:family="text">
      <style:text-properties officeooo:rsid="005f9ab4"/>
    </style:style>
    <style:style style:name="T64" style:family="text">
      <style:text-properties officeooo:rsid="006098f1"/>
    </style:style>
    <style:style style:name="T65" style:family="text">
      <style:text-properties officeooo:rsid="00610745"/>
    </style:style>
    <style:style style:name="T66" style:family="text">
      <style:text-properties officeooo:rsid="00614875"/>
    </style:style>
    <style:style style:name="T67" style:family="text">
      <style:text-properties officeooo:rsid="006150bf"/>
    </style:style>
    <style:style style:name="T68" style:family="text">
      <style:text-properties officeooo:rsid="00627925"/>
    </style:style>
    <style:style style:name="T69" style:family="text">
      <style:text-properties officeooo:rsid="006786b9"/>
    </style:style>
    <style:style style:name="T70" style:family="text">
      <style:text-properties officeooo:rsid="0068a5a8"/>
    </style:style>
    <style:style style:name="T71" style:family="text">
      <style:text-properties officeooo:rsid="006947bc"/>
    </style:style>
    <style:style style:name="T72" style:family="text">
      <style:text-properties officeooo:rsid="0069e142"/>
    </style:style>
    <style:style style:name="T73" style:family="text">
      <style:text-properties officeooo:rsid="006b912d"/>
    </style:style>
    <style:style style:name="T74" style:family="text">
      <style:text-properties officeooo:rsid="006f354b"/>
    </style:style>
    <style:style style:name="T75" style:family="text">
      <style:text-properties officeooo:rsid="0071a4a2"/>
    </style:style>
    <style:style style:name="T76" style:family="text">
      <style:text-properties officeooo:rsid="0072598d"/>
    </style:style>
    <style:style style:name="T77" style:family="text">
      <style:text-properties officeooo:rsid="00737000"/>
    </style:style>
    <style:style style:name="T78" style:family="text">
      <style:text-properties officeooo:rsid="0074aa71"/>
    </style:style>
    <style:style style:name="T79" style:family="text">
      <style:text-properties officeooo:rsid="0074d2f8"/>
    </style:style>
    <style:style style:name="T80" style:family="text">
      <style:text-properties officeooo:rsid="00765d8e"/>
    </style:style>
    <style:style style:name="T81" style:family="text">
      <style:text-properties officeooo:rsid="007ba91e"/>
    </style:style>
    <style:style style:name="T82" style:family="text">
      <style:text-properties officeooo:rsid="007c6e3a"/>
    </style:style>
    <style:style style:name="T83" style:family="text">
      <style:text-properties officeooo:rsid="007d83b9"/>
    </style:style>
    <style:style style:name="T84" style:family="text">
      <style:text-properties officeooo:rsid="007eeeac"/>
    </style:style>
    <style:style style:name="T85" style:family="text">
      <style:text-properties officeooo:rsid="0080b39b"/>
    </style:style>
    <style:style style:name="T86" style:family="text">
      <style:text-properties officeooo:rsid="0082b9b2"/>
    </style:style>
    <style:style style:name="T87" style:family="text">
      <style:text-properties officeooo:rsid="00842b57"/>
    </style:style>
    <style:style style:name="T88" style:family="text">
      <style:text-properties officeooo:rsid="007127c0"/>
    </style:style>
    <style:style style:name="T89" style:family="text">
      <style:text-properties officeooo:rsid="0085d66b"/>
    </style:style>
    <style:style style:name="T90" style:family="text">
      <style:text-properties officeooo:rsid="0087939f"/>
    </style:style>
    <style:style style:name="T91" style:family="text">
      <style:text-properties officeooo:rsid="008b74b3"/>
    </style:style>
    <style:style style:name="T92" style:family="text">
      <style:text-properties officeooo:rsid="008d65f7"/>
    </style:style>
    <style:style style:name="T93" style:family="text">
      <style:text-properties officeooo:rsid="008dbecd"/>
    </style:style>
    <style:style style:name="T94" style:family="text">
      <style:text-properties officeooo:rsid="008fcdbc"/>
    </style:style>
    <style:style style:name="T95" style:family="text">
      <style:text-properties officeooo:rsid="00929525"/>
    </style:style>
    <style:style style:name="T96" style:family="text">
      <style:text-properties officeooo:rsid="0093199b"/>
    </style:style>
    <style:style style:name="T97" style:family="text">
      <style:text-properties officeooo:rsid="009425c2"/>
    </style:style>
    <style:style style:name="T98" style:family="text">
      <style:text-properties officeooo:rsid="0094eb04"/>
    </style:style>
    <style:style style:name="T99" style:family="text">
      <style:text-properties officeooo:rsid="0095ed14"/>
    </style:style>
    <style:style style:name="T100" style:family="text">
      <style:text-properties officeooo:rsid="0096830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1607924291" text:style-name="Outline">
        <text:list-item>
          <text:list>
            <text:list-item>
              <text:list>
                <text:list-item>
                  <text:list>
                    <text:list-item>
                      <text:h text:style-name="P71" text:outline-level="4">Basic Ground Rules</text:h>
                    </text:list-item>
                  </text:list>
                </text:list-item>
              </text:list>
            </text:list-item>
          </text:list>
        </text:list-item>
      </text:list>
      <text:p text:style-name="P29">Here are some non-compromising ground rules for creating a fully <text:span text:style-name="T96">a</text:span> compatible Polygot shell script for both Power<text:span text:style-name="T51">S</text:span>hell and POSI<text:span text:style-name="T90">X Compliant</text:span> Shell. <text:span text:style-name="T81">These soft-skills</text:span><text:span text:style-name="T66"> </text:span><text:span text:style-name="T67">are </text:span><text:span text:style-name="T75">transferrable</text:span><text:span text:style-name="T66"> to other programming paradigms </text:span><text:span text:style-name="T81">too as they</text:span><text:span text:style-name="T66"> </text:span><text:span text:style-name="T90">were</text:span><text:span text:style-name="T66"> </text:span><text:span text:style-name="T81">formed</text:span><text:span text:style-name="T66"> from years of experiences:</text:span></text:p>
      <text:list text:style-name="L1">
        <text:list-item>
          <text:p text:style-name="P89"><text:span text:style-name="T71">10</text:span> years or more – POSIX Compliant Shell + PowerShell</text:p>
        </text:list-item>
        <text:list-item>
          <text:p text:style-name="P89">10 years or more – (Embedded) C Programming Language</text:p>
        </text:list-item>
        <text:list-item>
          <text:p text:style-name="P89">5 years or more – Go Programming Language (<text:a xlink:type="simple" xlink:href="https://go.dev/doc/effective_go" text:style-name="Internet_20_link" text:visited-style-name="Visited_20_Internet_20_Link">https://go.dev/doc/effective_go</text:a>)</text:p>
        </text:list-item>
        <text:list-item>
          <text:p text:style-name="P89">2 years – Rust Programming Language (<text:a xlink:type="simple" xlink:href="https://doc.rust-lang.org/beta/style-guide/index.html" text:style-name="Internet_20_link" text:visited-style-name="Visited_20_Internet_20_Link">https://doc.rust-lang.org/beta/style-guide/index.html</text:a>)</text:p>
        </text:list-item>
        <text:list-item>
          <text:p text:style-name="P89">4 years – Python Programming Language (<text:a xlink:type="simple" xlink:href="https://peps.python.org/pep-0008/" text:style-name="Internet_20_link" text:visited-style-name="Visited_20_Internet_20_Link">https://peps.python.org/pep-0008/</text:a>)</text:p>
        </text:list-item>
        <text:list-item>
          <text:p text:style-name="P89">3 years – Linux Kernel (<text:a xlink:type="simple" xlink:href="https://www.kernel.org/doc/html/v4.10/process/coding-style.html" text:style-name="Internet_20_link" text:visited-style-name="Visited_20_Internet_20_Link">https://www.kernel.org/doc/html/v4.10/process/coding-style.html</text:a>)</text:p>
        </text:list-item>
      </text:list>
      <text:p text:style-name="P29"/>
      <text:list text:continue-list="list1607924291" text:style-name="Outline">
        <text:list-item>
          <text:list>
            <text:list-item>
              <text:list>
                <text:list-item>
                  <text:list>
                    <text:list-item>
                      <text:list>
                        <text:list-item>
                          <text:h text:style-name="P72" text:outline-level="5">Write for Human Readability – Priority ONE</text:h>
                        </text:list-item>
                      </text:list>
                    </text:list-item>
                  </text:list>
                </text:list-item>
              </text:list>
            </text:list-item>
          </text:list>
        </text:list-item>
      </text:list>
      <text:p text:style-name="P29">In case anyone confuse about this, <text:span text:style-name="T2">ALWAYS WRITE FOR HUMAN AND NOT </text:span><text:span text:style-name="T17">COMPILER</text:span><text:span text:style-name="T2"> </text:span><text:span text:style-name="T17">AND</text:span><text:span text:style-name="T2"> </text:span><text:span text:style-name="T17">INTERPRETE</text:span><text:span text:style-name="T2">R</text:span>. The compiler and interpreter has a <text:span text:style-name="T81">builtin</text:span> parser that will usually compile your script into an <text:span text:style-name="T81">byte-type</text:span> executions <text:span text:style-name="T61">knowing what they are reading and doing</text:span>. <text:span text:style-name="T2">The human are the one that maintains the </text:span><text:span text:style-name="T17">source codes </text:span><text:span text:style-name="T4">so write for human instead!</text:span></text:p>
      <text:p text:style-name="P41"><text:span text:style-name="T45"/></text:p>
      <text:p text:style-name="P41"><text:span text:style-name="T45">W</text:span><text:span text:style-name="T43">rite in a way that you will </text:span><text:span text:style-name="T47">do something else</text:span><text:span text:style-name="T43"> in 1 month time and return back to the source codes </text:span><text:span text:style-name="T47">without wondering what was being written.</text:span></text:p>
      <text:p text:style-name="P41"><text:span text:style-name="T43"/></text:p>
      <text:list text:continue-numbering="true" text:style-name="Outline">
        <text:list-item>
          <text:list>
            <text:list-item>
              <text:list>
                <text:list-item>
                  <text:list>
                    <text:list-item>
                      <text:list>
                        <text:list-item>
                          <text:h text:style-name="P75" text:outline-level="5"><text:span text:style-name="T56">Code </text:span>In English</text:h>
                        </text:list-item>
                      </text:list>
                    </text:list-item>
                  </text:list>
                </text:list-item>
              </text:list>
            </text:list-item>
          </text:list>
        </text:list-item>
      </text:list>
      <text:p text:style-name="P31">While the documentation can be translated into <text:span text:style-name="T56">multiple</text:span> international languages, <text:span text:style-name="T2">the codes themselves SHALL ALWAYS be in English</text:span>.</text:p>
      <text:p text:style-name="P31"/>
      <text:list text:continue-numbering="true" text:style-name="Outline">
        <text:list-item>
          <text:list>
            <text:list-item>
              <text:list>
                <text:list-item>
                  <text:list>
                    <text:list-item>
                      <text:list>
                        <text:list-item>
                          <text:h text:style-name="P75" text:outline-level="5">Avoid Hungarian Notation</text:h>
                        </text:list-item>
                      </text:list>
                    </text:list-item>
                  </text:list>
                </text:list-item>
              </text:list>
            </text:list-item>
          </text:list>
        </text:list-item>
      </text:list>
      <text:p text:style-name="P33"><text:span text:style-name="T2">DO NOT USE ANY HUNGARIAN NOTATION (as in “hungry notation”)</text:span>. Unless it’s a term (e.g. <text:span text:style-name="T33">tmp</text:span> instead of <text:span text:style-name="T33">temp</text:span><text:span text:style-name="T57"> </text:span><text:span text:style-name="T58">or </text:span><text:span text:style-name="T34">temporary</text:span>), <text:span text:style-name="T2">spell it out so that the script reads like a clear document</text:span>. <text:span text:style-name="T75">Don’t use </text:span>something like “<text:span text:style-name="T26">vps_t</text:span>” where no one know what <text:span text:style-name="T81">it</text:span> is <text:span text:style-name="T81">compared</text:span> <text:span text:style-name="T81">to</text:span> “<text:span text:style-name="T26">virtual_container_t</text:span>”. Don’t use <text:span text:style-name="T81">cute</text:span> names like “<text:span text:style-name="T26">ThisIsA</text:span><text:span text:style-name="T29">Wonderful</text:span><text:span text:style-name="T26">Counter</text:span>” instead of <text:span text:style-name="T75">the known </text:span>“<text:span text:style-name="T26">i</text:span>”, “<text:span text:style-name="T26">j</text:span>”, and “<text:span text:style-name="T26">k</text:span>” <text:span text:style-name="T81">for local counter</text:span>. <text:s/>Common sense takes <text:span text:style-name="T75">the</text:span> <text:span text:style-name="T75">lead:</text:span> <text:span text:style-name="T81">if</text:span><text:span text:style-name="T67"> requires </text:span><text:span text:style-name="T81">referring</text:span><text:span text:style-name="T67"> consultation (docs or human)</text:span>, then the name is <text:span text:style-name="T67">bad</text:span>.</text:p>
      <text:list xml:id="list83114104667972" text:continue-numbering="true" text:style-name="Outline">
        <text:list-item>
          <text:list>
            <text:list-item>
              <text:list>
                <text:list-item>
                  <text:list>
                    <text:list-item>
                      <text:list>
                        <text:list-item>
                          <text:h text:style-name="P74" text:outline-level="5">Acceptable Columns Per Line</text:h>
                        </text:list-item>
                      </text:list>
                    </text:list-item>
                  </text:list>
                </text:list-item>
              </text:list>
            </text:list-item>
          </text:list>
        </text:list-item>
      </text:list>
      <text:p text:style-name="P27">AutomataCI keeps things as follows:</text:p>
      <text:list text:style-name="L2">
        <text:list-item>
          <text:p text:style-name="P92"><text:span text:style-name="T2">80</text:span> – preferred since this is a Shell script; OR</text:p>
        </text:list-item>
        <text:list-item>
          <text:p text:style-name="P92"><text:span text:style-name="T2">105</text:span> – default; OR</text:p>
        </text:list-item>
        <text:list-item>
          <text:p text:style-name="P92"><text:span text:style-name="T2">125</text:span> – max column <text:span text:style-name="T51">(DO NOT TOUCH IT).</text:span></text:p>
        </text:list-item>
      </text:list>
      <text:p text:style-name="P4"/>
      <text:p text:style-name="P27">In the event where a single functioning code is too long and can’t be truncate cleanly and readable (especially in PowerShell), <text:span text:style-name="T90">please </text:span>avoid <text:span text:style-name="T90">breaking </text:span>it. <text:span text:style-name="T51">This is the only exception.</text:span></text:p>
      <text:p text:style-name="P27"/>
      <text:p text:style-name="P40">Otherwise, break it into multiple line cleanly (POSIX Shell uses backward slash “<text:span text:style-name="T2">\</text:span>” while PowerShell uses backtick “<text:span text:style-name="T2">`</text:span>”). <text:span text:style-name="T55">For </text:span><text:span text:style-name="T67">breaking</text:span><text:span text:style-name="T55"> functions, strings, and etc, they will be detailed in their own sub-sections. </text:span><text:span text:style-name="T56">Example:</text:span></text:p>
      <text:p text:style-name="Frame_20_contents">#!/bin/dash</text:p>
      <text:p text:style-name="Frame_20_contents">...</text:p>
      <text:p text:style-name="Frame_20_contents">my_super_duper_long_function_with_many_params \</text:p>
      <text:p text:style-name="Frame_20_contents"><text:s text:c="8"/>“$param1” \</text:p>
      <text:p text:style-name="Frame_20_contents"><text:s text:c="8"/>“$param2” \</text:p>
      <text:p text:style-name="Frame_20_contents"><text:s text:c="8"/>… \</text:p>
      <text:p text:style-name="Frame_20_contents"><text:s text:c="8"/>“$paramN”</text:p>
      <text:p text:style-name="P40"/>
      <text:p text:style-name="Frame_20_contents">#PowerShell</text:p>
      <text:p text:style-name="Frame_20_contents">...</text:p>
      <text:p text:style-name="Frame_20_contents">$____process = my-super-duper-long-function-with-many-params `</text:p>
      <text:p text:style-name="Frame_20_contents"><text:s text:c="8"/>“$param1” `</text:p>
      <text:p text:style-name="Frame_20_contents"><text:s text:c="8"/>“$param2” `</text:p>
      <text:p text:style-name="Frame_20_contents"><text:s text:c="8"/>… `</text:p>
      <text:p text:style-name="Frame_20_contents"><text:s text:c="8"/>“$paramN”</text:p>
      <text:list xml:id="list83114201082217" text:continue-list="list83114104667972" text:style-name="Outline">
        <text:list-item>
          <text:list>
            <text:list-item>
              <text:list>
                <text:list-item>
                  <text:list>
                    <text:list-item>
                      <text:list>
                        <text:list-item>
                          <text:h text:style-name="P76" text:outline-level="5">Context First</text:h>
                        </text:list-item>
                      </text:list>
                    </text:list-item>
                  </text:list>
                </text:list-item>
              </text:list>
            </text:list-item>
          </text:list>
        </text:list-item>
      </text:list>
      <text:p text:style-name="P37">AutomataCI practices context first approach in its every operations <text:span text:style-name="T53">(naming, parameter positioning, </text:span><text:span text:style-name="T54">sql statements,</text:span><text:span text:style-name="T53"> talking, etc). This makes sure the communications and executions are known what to produce before actually expanding it (“Begin with the End In Mind” – </text:span><text:span text:style-name="T92">Franklin Covey</text:span><text:span text:style-name="T53">) and scoping a set of libraries with reusab</text:span><text:span text:style-name="T59">le assets (e.g. limited verbs, and etc).</text:span></text:p>
      <text:p text:style-name="P37"/>
      <text:p text:style-name="P38">Hence, there will be some weird novelty such as but not limited to:</text:p>
      <text:p text:style-name="P36"/>
      <text:p text:style-name="P38">Libraries Naming (Hestia) where all function are able to use “Get” but usable across multiple data types (context led):</text:p>
      <text:list text:style-name="L3">
        <text:list-item>
          <text:p text:style-name="P93"><text:span text:style-name="T93">H</text:span>estiaTOML_Get</text:p>
        </text:list-item>
        <text:list-item>
          <text:p text:style-name="P93"><text:span text:style-name="T93">H</text:span>estiaJSON_Get</text:p>
        </text:list-item>
        <text:list-item>
          <text:p text:style-name="P93"><text:span text:style-name="T93">H</text:span>estiaXML_Get</text:p>
        </text:list-item>
        <text:list-item>
          <text:p text:style-name="P93"><text:span text:style-name="T93">H</text:span>estiaNUPKG_Get</text:p>
        </text:list-item>
        <text:list-item>
          <text:p text:style-name="P93">...</text:p>
        </text:list-item>
      </text:list>
      <text:p text:style-name="P38"/>
      <text:p text:style-name="P38">Parameters Positioning where destination and entities acted upon (known as “entity”) are listed first before others (known as “data”). <text:span text:style-name="T2">One known case </text:span><text:span text:style-name="T17">study</text:span><text:span text:style-name="T2"> is copying </text:span><text:span text:style-name="T17">file</text:span><text:span text:style-name="T2"> where the destination path specifies first:</text:span></text:p>
      <text:p text:style-name="Frame_20_contents"><text:span text:style-name="T93">H</text:span>estiaFS_Copy <text:span text:style-name="T2">“$destination” “$source”</text:span></text:p>
      <text:p text:style-name="P38"/>
      <text:p text:style-name="P38">versus conventional POSIX Shell copy command (<text:span text:style-name="T26">cp</text:span>):</text:p>
      <text:p text:style-name="Frame_20_contents">cp <text:span text:style-name="T2">“$source” “$destination”</text:span></text:p>
      <text:p text:style-name="P38"/>
      <text:p text:style-name="P39">SQL <text:span text:style-name="T82">statements</text:span> <text:span text:style-name="T82">are</text:span> also affected where the context (e.g. FROM) is listed <text:span text:style-name="T82">first and </text:span>before <text:span text:style-name="T82">the </text:span>verb (SELECT):</text:p>
      <text:p text:style-name="Frame_20_contents"><text:span text:style-name="T2">FROM</text:span> table;</text:p>
      <text:p text:style-name="Frame_20_contents">…</text:p>
      <text:p text:style-name="P14">JOIN (</text:p>
      <text:p text:style-name="P14"><text:s text:c="8"/>…</text:p>
      <text:p text:style-name="P14">)</text:p>
      <text:p text:style-name="P14">...</text:p>
      <text:p text:style-name="Frame_20_contents"><text:span text:style-name="T2">SELECT</text:span> …</text:p>
      <text:p text:style-name="P38"/>
      <text:p text:style-name="P38">instead of:</text:p>
      <text:p text:style-name="Frame_20_contents"><text:span text:style-name="T2">SELECT</text:span> …</text:p>
      <text:p text:style-name="Frame_20_contents">...</text:p>
      <text:p text:style-name="Frame_20_contents"><text:span text:style-name="T2">FROM</text:span> …</text:p>
      <text:p text:style-name="Frame_20_contents">…</text:p>
      <text:p text:style-name="P14">JOIN (</text:p>
      <text:p text:style-name="P14"><text:s text:c="8"/>…</text:p>
      <text:p text:style-name="P14">)</text:p>
      <text:p text:style-name="Text_20_body"/>
      <text:list xml:id="list83115490513531" text:continue-list="list83114201082217" text:style-name="Outline">
        <text:list-item>
          <text:list>
            <text:list-item>
              <text:list>
                <text:list-item>
                  <text:list>
                    <text:list-item>
                      <text:list>
                        <text:list-item>
                          <text:h text:style-name="P77" text:outline-level="5">DO NOT Modify The Typewriter Console <text:span text:style-name="T90">AT ALL</text:span></text:h>
                        </text:list-item>
                      </text:list>
                    </text:list-item>
                  </text:list>
                </text:list-item>
              </text:list>
            </text:list-item>
          </text:list>
        </text:list-item>
      </text:list>
      <text:p text:style-name="P57">While both POSIX Compliant Shell and PowerShell allows the modification of the current typewriting console (<text:span text:style-name="T97">e,g</text:span> <text:span text:style-name="T26">set -</text:span><text:span text:style-name="T31">o</text:span> <text:span text:style-name="T30">glob</text:span><text:span text:style-name="T95">, </text:span>and etc), <text:span text:style-name="T2">AutomataCI </text:span><text:span text:style-name="T23">COMPLETELY PROHIBITS</text:span><text:span text:style-name="T2"> such practices</text:span> under the following rationale:</text:p>
      <text:list text:style-name="L4">
        <text:list-item>
          <text:p text:style-name="P94"><text:span text:style-name="T97">Altering the existing</text:span> setup <text:span text:style-name="T97">shall create</text:span> an extremely dependent environment dependencies which can be difficult to distribute in a decentralized manner; AND</text:p>
        </text:list-item>
        <text:list-item>
          <text:p text:style-name="P94">It will destroy the current typewriting console rendering it unusable; AND</text:p>
        </text:list-item>
        <text:list-item>
          <text:p text:style-name="P95">The produced scripts are reliant <text:span text:style-name="T97">on</text:span> these hidden <text:span text:style-name="T97">and usually undocumented </text:span>settings making it unusable; AND</text:p>
        </text:list-item>
        <text:list-item>
          <text:p text:style-name="P94">The customization can break existing libraries as they’re created not based on any specific console customization; AND</text:p>
        </text:list-item>
        <text:list-item>
          <text:p text:style-name="P96">If anything that is missing, it means it needs a missing library; not hacking things around.</text:p>
        </text:list-item>
      </text:list>
      <text:p text:style-name="P69"/>
      <text:p text:style-name="P70">Customers will be very upset upon running these type script.</text:p>
      <text:p text:style-name="P57"/>
      <text:p text:style-name="P57">Long story short:</text:p>
      <text:p text:style-name="P5"><text:span text:style-name="T97">UNDER NO CIRCUMSTANCES - </text:span>DO NOT <text:span text:style-name="T87">ATTEMPT</text:span> <text:span text:style-name="T87">TO CUSTOMIZE</text:span> <text:span text:style-name="T97">A CUSTOMER’S ACTIVE CONSOLE IN ANY MEANS NECESSARY.</text:span> D<text:span text:style-name="T97">on’t mess</text:span><text:span text:style-name="T80"> with</text:span> <text:span text:style-name="T97">your customer</text:span>.</text:p>
      <text:p text:style-name="P57"/>
      <text:list xml:id="list83114697474964" text:continue-list="list83115490513531" text:style-name="Outline">
        <text:list-item>
          <text:list>
            <text:list-item>
              <text:list>
                <text:list-item>
                  <text:list>
                    <text:list-item>
                      <text:list>
                        <text:list-item>
                          <text:h text:style-name="P78" text:outline-level="5">Titlecase and Lowercase <text:span text:style-name="T52">Underscore </text:span>Naming Convention</text:h>
                        </text:list-item>
                      </text:list>
                    </text:list-item>
                  </text:list>
                </text:list-item>
              </text:list>
            </text:list-item>
          </text:list>
        </text:list-item>
      </text:list>
      <text:p text:style-name="P30"><text:span text:style-name="T2">Titlecase is for exported entities while lowercase </text:span><text:span text:style-name="T14">is </text:span><text:span text:style-name="T2">for private </text:span><text:span text:style-name="T19">ones</text:span><text:span text:style-name="T2"> </text:span><text:span text:style-name="T18">with</text:span><text:span text:style-name="T5"> ONLY underscore (_) </text:span><text:span text:style-name="T18">as word separator </text:span><text:span text:style-name="T5">for </text:span><text:span text:style-name="T18">maximum</text:span><text:span text:style-name="T5"> compatibility with all other programming languages</text:span><text:span text:style-name="T2">. </text:span><text:span text:style-name="T44">This applies to:</text:span></text:p>
      <text:list text:style-name="L5">
        <text:list-item>
          <text:p text:style-name="P97">POSIX Compliant Shell; AND</text:p>
        </text:list-item>
        <text:list-item>
          <text:p text:style-name="P97">documentations; AND</text:p>
        </text:list-item>
        <text:list-item>
          <text:p text:style-name="P97">communications; AND</text:p>
        </text:list-item>
        <text:list-item>
          <text:p text:style-name="P99"><text:span text:style-name="T43">variable naming for both shells (</text:span><text:span text:style-name="T26">my_long_name=”…”</text:span><text:span text:style-name="T43"> vs. </text:span><text:span text:style-name="T26">$my_long_name = “…”</text:span><text:span text:style-name="T43">)</text:span><text:span text:style-name="T46">; AND</text:span></text:p>
        </text:list-item>
        <text:list-item>
          <text:p text:style-name="P98">anything defaults or not mentioned here.</text:p>
        </text:list-item>
      </text:list>
      <text:p text:style-name="P16"/>
      <text:p text:style-name="P16">First character’s uppercase or lowercase status shall denotes its privacy where uppercase is export status and lowercase is localized.</text:p>
      <text:p text:style-name="P16"><text:span text:style-name="T43"/></text:p>
      <text:p text:style-name="P11"><text:span text:style-name="T83">Use underscore for separating words. </text:span>Space is prohibited. <text:span text:style-name="T83">DO NOT join the words into a single blob of salad name:</text:span></text:p>
      <text:p text:style-name="P5">DO THIS</text:p>
      <text:p text:style-name="Frame_20_contents"><text:span text:style-name="T18">my_long_name</text:span><text:span text:style-name="T48">=”…”<text:tab/><text:tab/># POSIX Shell </text:span><text:span text:style-name="T49">(private)</text:span></text:p>
      <text:p text:style-name="Frame_20_contents"><text:span text:style-name="T2">My_Long_Name</text:span><text:span text:style-name="T43">=”…”<text:tab/># POSIX Shell </text:span><text:span text:style-name="T49">(exported)</text:span></text:p>
      <text:p text:style-name="Frame_20_contents"><text:span text:style-name="T2">$my_long_name</text:span><text:span text:style-name="T43"> = “…”<text:tab/># PowerShell </text:span><text:span text:style-name="T49">(private)</text:span></text:p>
      <text:p text:style-name="Frame_20_contents"><text:span text:style-name="T2">$My_Long_Name</text:span><text:span text:style-name="T43"> = “…”<text:tab/># PowerShell </text:span><text:span text:style-name="T49">(exported)</text:span></text:p>
      <text:p text:style-name="Frame_20_contents"/>
      <text:p text:style-name="P5">DO NOT DO THIS</text:p>
      <text:p text:style-name="Frame_20_contents"><text:span text:style-name="T18">mylongname</text:span><text:span text:style-name="T48">=”…”<text:tab/><text:tab/># POSIX Shell </text:span><text:span text:style-name="T49">(private)</text:span></text:p>
      <text:p text:style-name="Frame_20_contents"><text:span text:style-name="T18">MyLongName</text:span><text:span text:style-name="T48">=”…”<text:tab/><text:tab/># POSIX Shell </text:span><text:span text:style-name="T49">(exported)</text:span></text:p>
      <text:p text:style-name="Frame_20_contents"><text:span text:style-name="T2">$mylongname</text:span><text:span text:style-name="T43"> = “…”<text:tab/><text:tab/># PowerShell </text:span><text:span text:style-name="T49">(private)</text:span></text:p>
      <text:p text:style-name="Frame_20_contents"><text:span text:style-name="T2">$MyLongName</text:span><text:span text:style-name="T43"> = “…”<text:tab/># PowerShell </text:span><text:span text:style-name="T49">(exported)</text:span></text:p>
      <text:p text:style-name="P42"><text:span text:style-name="T43"/></text:p>
      <text:p text:style-name="P32"><text:span text:style-name="T5">However, due to </text:span><text:span text:style-name="T7">standard </text:span><text:span text:style-name="T5">compliance, </text:span><text:span text:style-name="T6">only </text:span><text:span text:style-name="T5">PowerShell’</text:span><text:span text:style-name="T19">s</text:span><text:span text:style-name="T5"> </text:span><text:span text:style-name="T28">function</text:span><text:span text:style-name="T5"> </text:span><text:span text:style-name="T6">names</text:span><text:span text:style-name="T5"> is excepted </text:span><text:span text:style-name="T6">for</text:span><text:span text:style-name="T5"> replac</text:span><text:span text:style-name="T6">ing</text:span><text:span text:style-name="T5"> all underscore</text:span><text:span text:style-name="T6">s</text:span><text:span text:style-name="T5"> with dash</text:span><text:span text:style-name="T21">es</text:span><text:span text:style-name="T5"> (-). The name is still identical:</text:span></text:p>
      <text:p text:style-name="Frame_20_contents"><text:span text:style-name="T2">My_Function_Name</text:span>() {<text:tab/><text:tab/># POSIX Shell <text:span text:style-name="T84">(exported)</text:span></text:p>
      <text:p text:style-name="P60"><text:span text:style-name="T2">my_function_name</text:span>() {<text:tab/><text:tab/># POSIX Shell (private)</text:p>
      <text:p text:style-name="Frame_20_contents"><text:span text:style-name="T43">function </text:span><text:span text:style-name="T2">My-Function-Name</text:span> { <text:tab/># PowerShell. <text:span text:style-name="T84">(exported)</text:span></text:p>
      <text:p text:style-name="P60">function <text:span text:style-name="T2">my-function-name</text:span> {<text:tab/># PowerShell (private)</text:p>
      <text:p text:style-name="P30"/>
      <text:list xml:id="list83115730246118" text:continue-list="list83114697474964" text:style-name="Outline">
        <text:list-item>
          <text:list>
            <text:list-item>
              <text:list>
                <text:list-item>
                  <text:list>
                    <text:list-item>
                      <text:list>
                        <text:list-item>
                          <text:h text:style-name="P78" text:outline-level="5">Keep PowerShell Extremely Quiet <text:span text:style-name="T51">for </text:span><text:span text:style-name="T67">Inter-C</text:span><text:span text:style-name="T51">ompatibility</text:span></text:h>
                        </text:list-item>
                      </text:list>
                    </text:list-item>
                  </text:list>
                </text:list-item>
              </text:list>
            </text:list-item>
          </text:list>
        </text:list-item>
      </text:list>
      <text:p text:style-name="P35">In order to make <text:span text:style-name="T84">the</text:span> PowerShell behav<text:span text:style-name="T84">ing</text:span> like <text:span text:style-name="T84">the</text:span> POSIX Compliant Shell and not the other way round (<text:span text:style-name="T67">HINT: i</text:span>t <text:span text:style-name="T84">is</text:span> <text:span text:style-name="T84">definitely</text:span> a Microsoft problem; not Bell, GNU, Apple, Linux, BSD, etc problems <text:span text:style-name="T52">since PowerShell is born way </text:span><text:span text:style-name="T84">too </text:span><text:span text:style-name="T90">late</text:span><text:span text:style-name="T84"> in the future</text:span><text:span text:style-name="T52"> than UNIX Shell</text:span>), <text:span text:style-name="T2">make sure to always redirect all called cmdlet into </text:span><text:span text:style-name="T26">$null</text:span><text:span text:style-name="T2"> variable</text:span>. <text:span text:style-name="T84">T</text:span>o capture an output, save it into a variable. Only use “<text:span text:style-name="T26">return</text:span>” for:</text:p>
      <text:list text:style-name="L6">
        <text:list-item>
          <text:p text:style-name="P100">return code <text:span text:style-name="T90">(default)</text:span>; OR</text:p>
        </text:list-item>
        <text:list-item>
          <text:p text:style-name="P100">The processed string data and drop the entire return code idea.</text:p>
        </text:list-item>
      </text:list>
      <text:p text:style-name="P47"/>
      <text:p text:style-name="P47">Example:</text:p>
      <text:p text:style-name="Frame_20_contents"># PowerShell – <text:span text:style-name="T11">DO NOT DO THIS</text:span></text:p>
      <text:p text:style-name="Frame_20_contents">Write-Host “my own function”</text:p>
      <text:p text:style-name="Frame_20_contents">function My-Own-Function (</text:p>
      <text:p text:style-name="Frame_20_contents"><text:s text:c="8"/>param (</text:p>
      <text:p text:style-name="Frame_20_contents"><text:s text:c="16"/>[string]$name</text:p>
      <text:p text:style-name="Frame_20_contents"><text:s text:c="8"/>)</text:p>
      <text:p text:style-name="Frame_20_contents"/>
      <text:p text:style-name="Frame_20_contents"><text:s text:c="8"/><text:span text:style-name="T2">$greeting = “Hello” + $name</text:span></text:p>
      <text:p text:style-name="Frame_20_contents"><text:s text:c="8"/><text:span text:style-name="T2">Write-Host “${greeting}” </text:span><text:s/><text:span text:style-name="T26"># NOTE: this is leaking output contaminating the return code.</text:span></text:p>
      <text:p text:style-name="Frame_20_contents"><text:s text:c="8"/><text:span text:style-name="T2">return 0</text:span></text:p>
      <text:p text:style-name="Frame_20_contents">}</text:p>
      <text:p text:style-name="Frame_20_contents">My-Own-Function “Amy”</text:p>
      <text:p text:style-name="P35"/>
      <text:p text:style-name="P20"># PowerShell – <text:span text:style-name="T3">DO THIS INSTEAD</text:span></text:p>
      <text:p text:style-name="Frame_20_contents">Write-Host “my own function”</text:p>
      <text:p text:style-name="Frame_20_contents">function My-Own-Function (</text:p>
      <text:p text:style-name="Frame_20_contents"><text:s text:c="8"/>param (</text:p>
      <text:p text:style-name="Frame_20_contents"><text:s text:c="16"/>[string]$name</text:p>
      <text:p text:style-name="Frame_20_contents"><text:s text:c="8"/>)</text:p>
      <text:p text:style-name="Frame_20_contents"/>
      <text:p text:style-name="Frame_20_contents"><text:s text:c="8"/><text:span text:style-name="T2">$greeting = “Hello” + $name</text:span></text:p>
      <text:p text:style-name="Frame_20_contents"><text:s text:c="8"/><text:span text:style-name="T2">$null = Write-Host “${greeting}”</text:span></text:p>
      <text:p text:style-name="Frame_20_contents"><text:s text:c="8"/><text:span text:style-name="T2">return 0</text:span></text:p>
      <text:p text:style-name="Frame_20_contents">}</text:p>
      <text:p text:style-name="Frame_20_contents">My-Own-Function “Amy”</text:p>
      <text:p text:style-name="Text_20_body"/>
      <text:list xml:id="list83114942328864" text:continue-list="list83115730246118" text:style-name="Outline">
        <text:list-item>
          <text:list>
            <text:list-item>
              <text:list>
                <text:list-item>
                  <text:list>
                    <text:list-item>
                      <text:list>
                        <text:list-item>
                          <text:h text:style-name="P79" text:outline-level="5">Indent</text:h>
                        </text:list-item>
                      </text:list>
                    </text:list-item>
                  </text:list>
                </text:list-item>
              </text:list>
            </text:list-item>
          </text:list>
        </text:list-item>
      </text:list>
      <text:p text:style-name="P29">AutomataCI uses the following non-compromising indent rules:</text:p>
      <text:list text:style-name="L7">
        <text:list-item>
          <text:p text:style-name="P102"><text:span text:style-name="T2">Always use 8-characters SPACE-</text:span><text:span text:style-name="T14">ONLY</text:span><text:span text:style-name="T2"> for both POSIX Compliant Shell and PowerShell</text:span>.</text:p>
        </text:list-item>
        <text:list-item>
          <text:p text:style-name="P103">The <text:span text:style-name="T2">preferred indent levels are 3-4 while maximum is 5</text:span>.</text:p>
        </text:list-item>
        <text:list-item>
          <text:p text:style-name="P102">When indent level is<text:span text:style-name="T43"> 5 and beyond (40 characters deep of spaces)</text:span><text:span text:style-name="T2">, take it as a </text:span><text:span text:style-name="T3">NATURAL LINTING WARNING</text:span><text:span text:style-name="T2"> </text:span><text:span text:style-name="T14">where</text:span><text:span text:style-name="T2"> whatever </text:span><text:span text:style-name="T19">that is</text:span><text:span text:style-name="T2"> </text:span><text:span text:style-name="T19">being coded</text:span><text:span text:style-name="T2"> </text:span><text:span text:style-name="T19">now</text:span><text:span text:style-name="T2"> is cognitively complicated enough to be unmaintainable. </text:span><text:span text:style-name="T3">Please break it down into smaller functions </text:span><text:span text:style-name="T4">and libraries.</text:span></text:p>
        </text:list-item>
        <text:list-item>
          <text:p text:style-name="P101"><text:span text:style-name="T42">Certain syntax-</text:span><text:span text:style-name="T72">es</text:span><text:span text:style-name="T42"> </text:span><text:span text:style-name="T98">commonly presented to be consuming indent actually </text:span><text:span text:style-name="T42">do not need t</text:span><text:span text:style-name="T98">hose</text:span><text:span text:style-name="T42"> </text:span><text:span text:style-name="T72">additional </text:span><text:span text:style-name="T42">indent at all (</text:span><text:span text:style-name="T67">e.g:</text:span><text:span text:style-name="T42"> </text:span><text:span text:style-name="T27">switch/case</text:span><text:span text:style-name="T42">). </text:span><text:span text:style-name="T50">They will be de</text:span><text:span text:style-name="T67">tailed </text:span><text:span text:style-name="T50">in </text:span><text:span text:style-name="T67">their</text:span><text:span text:style-name="T50"> sub-sections</text:span></text:p>
        </text:list-item>
      </text:list>
      <text:p text:style-name="P61"/>
      <text:p text:style-name="P48">Example:</text:p>
      <text:p text:style-name="Frame_20_contents">#!/bin/dash</text:p>
      <text:p text:style-name="Frame_20_contents"># <text:span text:style-name="T52">NOTE: </text:span>each case is a condition so you can keep the indentation the same as the syntax. </text:p>
      <text:p text:style-name="Frame_20_contents"><text:span text:style-name="T2">case</text:span> “$1” <text:span text:style-name="T2">in</text:span></text:p>
      <text:p text:style-name="P5">“Andy”|”Amy”)</text:p>
      <text:p text:style-name="Frame_20_contents"><text:s text:c="8"/>printf -- “Hello %b.\n” “$1”</text:p>
      <text:p text:style-name="Frame_20_contents"><text:s text:c="8"/><text:span text:style-name="T2">;;</text:span></text:p>
      <text:p text:style-name="P5">*)</text:p>
      <text:p text:style-name="Frame_20_contents"><text:s text:c="8"/>printf -- “%b\n” “give a name!”</text:p>
      <text:p text:style-name="Frame_20_contents"><text:s text:c="8"/><text:span text:style-name="T2">;;</text:span></text:p>
      <text:p text:style-name="P5">esac</text:p>
      <text:p text:style-name="P29"/>
      <text:p text:style-name="P29">Translate to PowerShell:</text:p>
      <text:p text:style-name="Frame_20_contents"># PowerShell</text:p>
      <text:p text:style-name="P13"># <text:span text:style-name="T52">NOTE: </text:span>each case is a condition so you can keep the indentation the same as the syntax.</text:p>
      <text:p text:style-name="Frame_20_contents"><text:span text:style-name="T2">switch</text:span> ($args[1]) {</text:p>
      <text:p text:style-name="P5">{ $_ -in “Andy”, “Amy” } {</text:p>
      <text:p text:style-name="Frame_20_contents"><text:s text:c="8"/>$null = Write-Host “Hello ${_}”</text:p>
      <text:p text:style-name="P5">} default {</text:p>
      <text:p text:style-name="Frame_20_contents"><text:s text:c="8"/>$null = Write-Host “give a name!”</text:p>
      <text:p text:style-name="P5">}<text:span text:style-name="T42">}</text:span></text:p>
      <text:p text:style-name="P29"/>
      <text:list text:continue-list="list83114942328864" text:style-name="Outline">
        <text:list-item>
          <text:list>
            <text:list-item>
              <text:list>
                <text:list-item>
                  <text:list>
                    <text:list-item>
                      <text:list>
                        <text:list-item>
                          <text:h text:style-name="P73" text:outline-level="5">1 Meaningful Execution Per Line</text:h>
                        </text:list-item>
                      </text:list>
                    </text:list-item>
                  </text:list>
                </text:list-item>
              </text:list>
            </text:list-item>
          </text:list>
        </text:list-item>
      </text:list>
      <text:p text:style-name="P28"><text:span text:style-name="T2">This is a shell script </text:span><text:span text:style-name="T8">only </text:span><text:span text:style-name="T15">application</text:span><text:span text:style-name="T2"> </text:span><text:span text:style-name="T8">so</text:span><text:span text:style-name="T2"> DO NOT</text:span> <text:span text:style-name="T2">try to combine multiple functioning executions (e.g. set variable A and print it) into 1 line</text:span>. <text:span text:style-name="T2">DO NOT HIDE codes: </text:span><text:span text:style-name="T11">H</text:span><text:span text:style-name="T9">uman Readability and Clarity First!</text:span> Break them vertically into multiple lines for clarity and readability purposes.</text:p>
      <text:p text:style-name="P28"/>
      <text:p text:style-name="P62">Compilers and interpreters know what they’re reading and doing. <text:span text:style-name="T85">DO NOT</text:span> do premature and unnecessary “optimization”. It does not help <text:span text:style-name="T85">with</text:span> performance at all. </text:p>
      <text:p text:style-name="P62"/>
      <text:p text:style-name="P49">Example:</text:p>
      <text:p text:style-name="Frame_20_contents">#!/bin/dash</text:p>
      <text:p text:style-name="P5"># DO NOT DO THIS</text:p>
      <text:p text:style-name="Frame_20_contents">name=”Amy” &amp;&amp; if [ “$name” = “Amy” ]; then printf -- “Hello %b.\n” “$name”; fi</text:p>
      <text:p text:style-name="Frame_20_contents"/>
      <text:p text:style-name="P5"># DO THIS INSTEAD</text:p>
      <text:p text:style-name="Frame_20_contents">name=”Amy”</text:p>
      <text:p text:style-name="Frame_20_contents">if [ “$name” = “Amy” ]; then</text:p>
      <text:p text:style-name="Frame_20_contents"><text:s text:c="8"/>printf -- “Hello %b.\n” “$name”</text:p>
      <text:p text:style-name="Frame_20_contents">fi</text:p>
      <text:p text:style-name="P26"/>
      <text:p text:style-name="P26">Translating to PowerShell:</text:p>
      <text:p text:style-name="P15"># PowerShell</text:p>
      <text:p text:style-name="P7"># DO NOT DO THIS</text:p>
      <text:p text:style-name="P17">$name = “Amy”; if ($name -eq “Amy”) <text:span text:style-name="T60">{ </text:span>$null = Write-Host “Hello ${name}” }</text:p>
      <text:p text:style-name="P15"/>
      <text:p text:style-name="P6"># DO THIS INSTEAD</text:p>
      <text:p text:style-name="Frame_20_contents">$name = “Amy”</text:p>
      <text:p text:style-name="Frame_20_contents">if ($name -eq “Amy”) {</text:p>
      <text:p text:style-name="P3"><text:s text:c="8"/>$null = Write-Host “Hello ${name}”</text:p>
      <text:p text:style-name="Frame_20_contents">}</text:p>
      <text:p text:style-name="P64"/>
      <text:p text:style-name="P65">(continues to the next page)</text:p>
      <text:p text:style-name="P66">When dealing with piping executions, break each pipe into a new line with 1 or more <text:span text:style-name="T98">(</text:span>for readability adjustment<text:span text:style-name="T98">)</text:span> <text:span text:style-name="T94">level</text:span><text:span text:style-name="T98">s</text:span><text:span text:style-name="T94"> of</text:span> indent <text:span text:style-name="T91">for all of them</text:span>. Example:</text:p>
      <text:p text:style-name="Frame_20_contents">#!/bin/dash</text:p>
      <text:p text:style-name="Frame_20_contents"/>
      <text:p text:style-name="Frame_20_contents"># DO NOT DO THIS</text:p>
      <text:p text:style-name="Frame_20_contents">output=”<text:span text:style-name="T43">$(</text:span><text:span text:style-name="T2">func1 “$1” | func_with_name2 | func_with_long_name3 | func_with_long_name4</text:span><text:span text:style-name="T43">)</text:span>”</text:p>
      <text:p text:style-name="Frame_20_contents"/>
      <text:p text:style-name="Frame_20_contents"># DO THIS INSTEAD <text:span text:style-name="T91">(observe the last line breaker)</text:span></text:p>
      <text:p text:style-name="Frame_20_contents">output=”$(<text:span text:style-name="T2">func1 “$1” \</text:span></text:p>
      <text:p text:style-name="P12"><text:span text:style-name="T43"><text:s text:c="24"/></text:span>| func_with_name2 \</text:p>
      <text:p text:style-name="P12"><text:s text:c="24"/>| <text:s/>func_with_long_name3 \</text:p>
      <text:p text:style-name="P12"><text:s text:c="24"/>| func_with_long_name4 \</text:p>
      <text:p text:style-name="Frame_20_contents">)”</text:p>
      <text:p text:style-name="P67"/>
      <text:p text:style-name="Frame_20_contents"># PowerShell</text:p>
      <text:p text:style-name="Frame_20_contents"/>
      <text:p text:style-name="Frame_20_contents"># DO NOT DO THIS</text:p>
      <text:p text:style-name="Frame_20_contents">$output = <text:span text:style-name="T2">func1 $</text:span><text:span text:style-name="T22">args[1]</text:span><text:span text:style-name="T2"> | func-with-name2 | func-with-long-name3 | func-with-long-name4</text:span></text:p>
      <text:p text:style-name="Frame_20_contents"/>
      <text:p text:style-name="Frame_20_contents"># DO THIS INSTEAD <text:span text:style-name="T91">(observe the last line breaker)</text:span></text:p>
      <text:p text:style-name="Frame_20_contents">$output = <text:span text:style-name="T2">func1 $</text:span><text:span text:style-name="T22">args[1]</text:span><text:span text:style-name="T2"> `</text:span></text:p>
      <text:p text:style-name="P5"><text:s text:c="24"/>| func-with-name2 `</text:p>
      <text:p text:style-name="P5"><text:s text:c="24"/>| func-with-long-name3 `</text:p>
      <text:p text:style-name="P5"><text:s text:c="24"/>| func-with-long-name4</text:p>
      <text:list xml:id="list83114062078039" text:continue-numbering="true" text:style-name="Outline">
        <text:list-item>
          <text:list>
            <text:list-item>
              <text:list>
                <text:list-item>
                  <text:list>
                    <text:list-item>
                      <text:list>
                        <text:list-item>
                          <text:h text:style-name="P80" text:outline-level="5">Breadcrumb Traceable Code<text:span text:style-name="T63">s</text:span></text:h>
                        </text:list-item>
                      </text:list>
                    </text:list-item>
                  </text:list>
                </text:list-item>
              </text:list>
            </text:list-item>
          </text:list>
        </text:list-item>
      </text:list>
      <text:p text:style-name="P43">Always write <text:span text:style-name="T85">the</text:span> <text:span text:style-name="T99">codes that are naturally</text:span> traceable<text:span text:style-name="T85"> just by reading</text:span> t<text:span text:style-name="T99">hrough similar to</text:span> following a breadcrumb <text:span text:style-name="T99">without</text:span><text:span text:style-name="T85"> depending on</text:span> a<text:span text:style-name="T99">ny</text:span> debugger tool. <text:span text:style-name="T2">DO NOT </text:span><text:span text:style-name="T24">AND</text:span><text:span text:style-name="T2"> </text:span><text:span text:style-name="T24">AVOID</text:span>:</text:p>
      <text:list text:style-name="L8">
        <text:list-item>
          <text:p text:style-name="P104"><text:span text:style-name="T64">using </text:span><text:span text:style-name="T76">any </text:span><text:span text:style-name="T64">undiscovered black magic methodolog</text:span><text:span text:style-name="T76">y</text:span><text:span text:style-name="T64"> to call some black box executions in </text:span><text:span text:style-name="T76">elsewhere untraceable </text:span><text:span text:style-name="T85">like CVE-2024-3094</text:span><text:span text:style-name="T64"> (</text:span><text:span text:style-name="T76">this is</text:span><text:span text:style-name="T64"> </text:span><text:span text:style-name="T76">a high-level </text:span><text:span text:style-name="T64">security vulnerability); AND</text:span></text:p>
        </text:list-item>
        <text:list-item>
          <text:p text:style-name="P105">placing <text:span text:style-name="T85">the </text:span>source <text:span text:style-name="T85">code </text:span>files in an unspecified or <text:span text:style-name="T85">an </text:span><text:span text:style-name="T66">out</text:span> of context <text:span text:style-name="T66">location</text:span><text:span text:style-name="T85">s</text:span>; AND</text:p>
        </text:list-item>
        <text:list-item>
          <text:p text:style-name="P105">execute codes not part of AutomataCI (e.g. host specific executables or exported functions<text:span text:style-name="T99">)</text:span> where the CI reproducability effect is not attainable <text:span text:style-name="T85">and only in that host machine.</text:span></text:p>
        </text:list-item>
      </text:list>
      <text:p text:style-name="P43"/>
      <text:list xml:id="list83114655387571" text:continue-list="list83114062078039" text:style-name="Outline">
        <text:list-item>
          <text:list>
            <text:list-item>
              <text:list>
                <text:list-item>
                  <text:list>
                    <text:list-item>
                      <text:list>
                        <text:list-item>
                          <text:h text:style-name="P81" text:outline-level="5"><text:span text:style-name="T62">Executables &amp; Libraries</text:span><text:span text:style-name="T60"> Layers</text:span></text:h>
                        </text:list-item>
                      </text:list>
                    </text:list-item>
                  </text:list>
                </text:list-item>
              </text:list>
            </text:list-item>
          </text:list>
        </text:list-item>
      </text:list>
      <text:p text:style-name="P43">Understand that every good program design is <text:span text:style-name="T33">a thin layer of executable layer and a large suite of libraries</text:span>. In AutomataCI, that thin layer of executable is located in:</text:p>
      <text:list text:style-name="L9">
        <text:list-item>
          <text:p text:style-name="P106"><text:span text:style-name="T2">ci.sh.ps1</text:span> – the <text:span text:style-name="T68">executables public API for command execution</text:span>; AND</text:p>
        </text:list-item>
        <text:list-item>
          <text:p text:style-name="P106"><text:span text:style-name="T2">ci.sh</text:span> || <text:span text:style-name="T2">ci.ps1</text:span> – the actual executables.</text:p>
        </text:list-item>
      </text:list>
      <text:p text:style-name="P43"/>
      <text:p text:style-name="P43">It is so thin that it only calls a library suites fills with all the CI jobs, which is composited by a large suites of service libraries located inside <text:span text:style-name="T26">automataCI/services/</text:span> directory.</text:p>
      <text:p text:style-name="P43"/>
      <text:p text:style-name="P43">Hence, unless you’re working on the files listed above, <text:span text:style-name="T33">you shall always <text:s/>use ‘</text:span><text:span text:style-name="T26">return</text:span><text:span text:style-name="T33">’ syntax instead of the ‘</text:span><text:span text:style-name="T26">exit</text:span><text:span text:style-name="T33">’ syntax (already </text:span><text:span text:style-name="T35">consumed</text:span><text:span text:style-name="T33">) for both POSIX Compliant Shell and PowerShell</text:span>.</text:p>
      <text:p text:style-name="P43"/>
      <text:list xml:id="list83115895714230" text:continue-list="list83114655387571" text:style-name="Outline">
        <text:list-item>
          <text:list>
            <text:list-item>
              <text:list>
                <text:list-item>
                  <text:list>
                    <text:list-item>
                      <text:list>
                        <text:list-item>
                          <text:h text:style-name="P81" text:outline-level="5">Libraries Maturity Lifecycle</text:h>
                        </text:list-item>
                      </text:list>
                    </text:list-item>
                  </text:list>
                </text:list-item>
              </text:list>
            </text:list-item>
          </text:list>
        </text:list-item>
      </text:list>
      <text:p text:style-name="P45">Understand that <text:span text:style-name="T99">all</text:span> libraries in software development complies to a maturity lifecycle where <text:span text:style-name="T99">they started</text:span> with <text:span text:style-name="T99">a </text:span>chaotic non-backward-compatible changes like API <text:span text:style-name="T99">definitions</text:span> and etc <text:span text:style-name="T99">and later in the future</text:span>,<text:span text:style-name="T99"> got</text:span> matured and no longer <text:span text:style-name="T99">needing</text:span> any new changes (a.k.a. “solidified”). Hence, <text:span text:style-name="T33">the last commit date does not </text:span><text:span text:style-name="T35">means</text:span><text:span text:style-name="T33"> the library is no longer maintained; unresponsive communication is</text:span>.</text:p>
      <text:p text:style-name="P43"/>
      <text:p text:style-name="P43">At AutomataCI, to make sure everything we done can solidify quickly and in a stable manner, each of its (Hestia) librar<text:span text:style-name="T65">ies</text:span> <text:span text:style-name="T65">are</text:span> structured in <text:span text:style-name="T65">one pattern</text:span>:</text:p>
      <text:list text:style-name="L10">
        <text:list-item>
          <text:p text:style-name="P107"><text:span text:style-name="T2">ONLY 1 function per 1 source code </text:span><text:span text:style-name="T20">file</text:span><text:span text:style-name="T2"> </text:span><text:span text:style-name="T20">that is importable</text:span><text:span text:style-name="T2"> </text:span><text:span text:style-name="T10">by other functions including its siblings</text:span> <text:span text:style-name="T65">for</text:span> avoid<text:span text:style-name="T65">ing</text:span> <text:span text:style-name="T65">Diamond-Dependency </text:span><text:span text:style-name="T85">p</text:span><text:span text:style-name="T65">roblem</text:span>; <text:span text:style-name="T65">AND</text:span></text:p>
        </text:list-item>
        <text:list-item>
          <text:p text:style-name="P107"><text:span text:style-name="T2">1 </text:span><text:span text:style-name="T20">usage</text:span><text:span text:style-name="T2">-oriented library </text:span><text:span text:style-name="T10">importing</text:span><text:span text:style-name="T2"> </text:span><text:span text:style-name="T20">file</text:span><text:span text:style-name="T65"> for gluing all the </text:span><text:span text:style-name="T85">functions into 1 library</text:span> (e.g. “<text:span text:style-name="T26">Vanilla</text:span>” <text:span text:style-name="T65">as</text:span> <text:span text:style-name="T33">Vanilla.sh.ps1</text:span> for library that can be <text:span text:style-name="T85">usable</text:span> by any <text:span text:style-name="T65">shell-</text:span><text:span text:style-name="T85">based</text:span><text:span text:style-name="T65"> tech</text:span><text:span text:style-name="T85">nologies</text:span>).</text:p>
        </text:list-item>
      </text:list>
      <text:list text:continue-list="list83115895714230" text:style-name="Outline">
        <text:list-item>
          <text:list>
            <text:list-item>
              <text:list>
                <text:list-item>
                  <text:list>
                    <text:list-item>
                      <text:list>
                        <text:list-item>
                          <text:h text:style-name="P82" text:outline-level="5">Functionalize Everything</text:h>
                        </text:list-item>
                      </text:list>
                    </text:list-item>
                  </text:list>
                </text:list-item>
              </text:list>
            </text:list-item>
          </text:list>
        </text:list-item>
      </text:list>
      <text:p text:style-name="P45">Always functionalize everything includ<text:span text:style-name="T77">ing</text:span> the <text:span text:style-name="T2">main</text:span> function. The best practice is always defining main and calling it as the second last line of code (last being exiting with return code). DO NOT leave stray execution codes anywhere outside a function.</text:p>
      <text:p text:style-name="P45"/>
      <text:p text:style-name="P45"><text:span text:style-name="T68">Not only this helps to ensure the script is healthy before </text:span><text:span text:style-name="T86">actually execute</text:span><text:span text:style-name="T68">, it is also maintainable and inter-translatable to other programming languages. </text:span>Example:</text:p>
      <text:p text:style-name="Frame_20_contents">#!/bin/dash</text:p>
      <text:p text:style-name="P5">function_1() {</text:p>
      <text:p text:style-name="Frame_20_contents"><text:s text:c="8"/>…</text:p>
      <text:p text:style-name="Frame_20_contents">}</text:p>
      <text:p text:style-name="Frame_20_contents"/>
      <text:p text:style-name="P5">function_2() {</text:p>
      <text:p text:style-name="Frame_20_contents"><text:s text:c="8"/>…</text:p>
      <text:p text:style-name="Frame_20_contents">}</text:p>
      <text:p text:style-name="Frame_20_contents"/>
      <text:p text:style-name="P5"># main is always the last</text:p>
      <text:p text:style-name="P5">main() {</text:p>
      <text:p text:style-name="P5"><text:s text:c="8"/>function_1</text:p>
      <text:p text:style-name="P5"><text:s text:c="8"/>function_2</text:p>
      <text:p text:style-name="P5"><text:s text:c="8"/><text:span text:style-name="T43">...</text:span></text:p>
      <text:p text:style-name="P5">}</text:p>
      <text:p text:style-name="P5">main $*</text:p>
      <text:p text:style-name="P5">exit $?</text:p>
      <text:p text:style-name="P43"/>
      <text:p text:style-name="P68">(continues to the next page)</text:p>
      <text:p text:style-name="P44">Translate to PowerShell:</text:p>
      <text:p text:style-name="P18"># <text:span text:style-name="T64">PowerShell</text:span></text:p>
      <text:p text:style-name="P8"><text:span text:style-name="T64">function </text:span>function-1 {</text:p>
      <text:p text:style-name="P18"><text:s text:c="8"/>…</text:p>
      <text:p text:style-name="P18">}</text:p>
      <text:p text:style-name="P18"/>
      <text:p text:style-name="P8"><text:span text:style-name="T64">function </text:span>function-2 {</text:p>
      <text:p text:style-name="P18"><text:s text:c="8"/>…</text:p>
      <text:p text:style-name="P18">}</text:p>
      <text:p text:style-name="P18"/>
      <text:p text:style-name="P8"># main is always the last</text:p>
      <text:p text:style-name="P8"><text:span text:style-name="T64">function </text:span>main {</text:p>
      <text:p text:style-name="P8"><text:s text:c="8"/><text:span text:style-name="T64">param (</text:span></text:p>
      <text:p text:style-name="P8"><text:s text:c="16"/><text:span text:style-name="T64">[string[]]$args</text:span></text:p>
      <text:p text:style-name="P8"><text:s text:c="8"/><text:span text:style-name="T64">)</text:span></text:p>
      <text:p text:style-name="P8"/>
      <text:p text:style-name="P8"><text:s text:c="8"/><text:span text:style-name="T43">...</text:span></text:p>
      <text:p text:style-name="P8"><text:s text:c="8"/><text:span text:style-name="T64">$null = </text:span>function-1</text:p>
      <text:p text:style-name="P8"><text:s text:c="8"/><text:span text:style-name="T64">$null = </text:span>function-2</text:p>
      <text:p text:style-name="P8"><text:s text:c="8"/><text:span text:style-name="T43">...</text:span></text:p>
      <text:p text:style-name="P8">}</text:p>
      <text:p text:style-name="P8">main $<text:span text:style-name="T64">args</text:span></text:p>
      <text:p text:style-name="P8">exit $?</text:p>
      <text:p text:style-name="P19"/>
      <text:list text:continue-numbering="true" text:style-name="Outline">
        <text:list-item>
          <text:list>
            <text:list-item>
              <text:list>
                <text:list-item>
                  <text:list>
                    <text:list-item>
                      <text:list>
                        <text:list-item>
                          <text:h text:style-name="P84" text:outline-level="5"><text:span text:style-name="T64">Only Log at </text:span><text:span text:style-name="T78">the</text:span><text:span text:style-name="T64"> Execution Layer</text:span></text:h>
                        </text:list-item>
                      </text:list>
                    </text:list-item>
                  </text:list>
                </text:list-item>
              </text:list>
            </text:list-item>
          </text:list>
        </text:list-item>
      </text:list>
      <text:p text:style-name="P46">Logging at AutomataCI is a human-readable <text:span text:style-name="T68">output</text:span> <text:span text:style-name="T78">execution </text:span><text:span text:style-name="T99">that is</text:span> internationaliz<text:span text:style-name="T99">able</text:span>. <text:span text:style-name="T68">This</text:span> can complicates the entire suite of libraries. Hence, <text:span text:style-name="T12">ONLY</text:span><text:span text:style-name="T2"> log </text:span><text:span text:style-name="T16">in</text:span><text:span text:style-name="T2"> the execution layers while </text:span><text:span text:style-name="T12">ONLY</text:span><text:span text:style-name="T2"> use error codes (</text:span><text:span text:style-name="T32">H</text:span><text:span text:style-name="T26">estiaKERNEL/ErrorCodes.sh.ps1</text:span><text:span text:style-name="T2">) <text:s/>to universally communicate error types via byte signaling </text:span><text:span text:style-name="T16">in libraries layers</text:span>. <text:span text:style-name="T95">If manual logging is required, </text:span><text:span text:style-name="T39">please remember to write into STDERR stream (</text:span><text:span text:style-name="T40">and </text:span><text:span text:style-name="T39">not the default STDOUT)</text:span><text:span text:style-name="T95">.</text:span></text:p>
      <text:p text:style-name="P46"/>
      <text:p text:style-name="P46">To support internationalized logging, AutomataCI packaged <text:span text:style-name="T99">all</text:span> known <text:span text:style-name="T68">statements</text:span> into <text:span text:style-name="T68">callable </text:span>function<text:span text:style-name="T68">s</text:span> <text:span text:style-name="T99">stored in </text:span><text:span text:style-name="T32">H</text:span><text:span text:style-name="T26">estiaI18N/Vanilla.sh.ps1</text:span> for translations and re-usability purposes. For <text:span text:style-name="T99">a </text:span>quick <text:span text:style-name="T68">and consistent </text:span>console logging, <text:span text:style-name="T32">H</text:span><text:span text:style-name="T26">estiaCONSOLE/Vanilla.sh.ps1</text:span> is available based on <text:span text:style-name="T99">that library.</text:span></text:p>
      <text:p text:style-name="P34"/>
      <text:list xml:id="list83115991060369" text:continue-numbering="true" text:style-name="Outline">
        <text:list-item>
          <text:list>
            <text:list-item>
              <text:list>
                <text:list-item>
                  <text:list>
                    <text:list-item>
                      <text:list>
                        <text:list-item>
                          <text:h text:style-name="P81" text:outline-level="5"><text:span text:style-name="T60">Always Localized/Private Scopin</text:span><text:span text:style-name="T63">g</text:span></text:h>
                        </text:list-item>
                      </text:list>
                    </text:list-item>
                  </text:list>
                </text:list-item>
              </text:list>
            </text:list-item>
          </text:list>
        </text:list-item>
      </text:list>
      <text:p text:style-name="P46">For variable data management, due to POSIX Compliant Shell lack of localized scoping limitation, always use the localized and private scoping before hitting the global variable. To make sure it’s consistent across both POSIX Compliant Shell and PowerShell, <text:span text:style-name="T2">AutomataCI uses the </text:span><text:span text:style-name="T24">classical</text:span><text:span text:style-name="T2"> leading underscore naming convention to indicate its level of privacy </text:span><text:span text:style-name="T16">for both POSIX Compliant Shell AND PowerShell (although it does not have the same problem </text:span><text:span text:style-name="T24">but for inter-translatable purposes</text:span><text:span text:style-name="T16">)</text:span>. Example:</text:p>
      <text:list text:style-name="L11">
        <text:list-item>
          <text:p text:style-name="P90">“<text:span text:style-name="T2">0</text:span>” (e.g. <text:span text:style-name="T26">$name</text:span>) – global variable at executable layer; AND</text:p>
        </text:list-item>
        <text:list-item>
          <text:p text:style-name="P90">“<text:span text:style-name="T2">1</text:span>” (e.g. <text:span text:style-name="T26">$_name</text:span>) – level-1 library private variable layer. House important execution variable requiring some level of persistence.; AND</text:p>
        </text:list-item>
        <text:list-item>
          <text:p text:style-name="P90">“<text:span text:style-name="T2">2</text:span>” (e.g. <text:span text:style-name="T26">$__name</text:span>) – level-2 library layer which can be layer-1 library’s private variables and/or layer-2 public variable layer; AND</text:p>
        </text:list-item>
        <text:list-item>
          <text:p text:style-name="P90">“<text:span text:style-name="T2">3</text:span>” (e.g. <text:span text:style-name="T26">$___name</text:span>) – level-3 library layer which can be layer-2 library’s private variables and/or layer-3 public variable layer; AND</text:p>
        </text:list-item>
        <text:list-item>
          <text:p text:style-name="P90">“<text:span text:style-name="T2">4</text:span>” (e.g. <text:span text:style-name="T26">$____name</text:span>) – level-4 library layer which is layer-3 private variable layer.</text:p>
        </text:list-item>
      </text:list>
      <text:p text:style-name="P46"/>
      <text:p text:style-name="P46">At AutomataCI:</text:p>
      <text:list text:style-name="L12">
        <text:list-item>
          <text:p text:style-name="P91">All execution layers set <text:span text:style-name="T78">the</text:span> level-0 <text:span text:style-name="T78">variables</text:span>.</text:p>
        </text:list-item>
        <text:list-item>
          <text:p text:style-name="P91">All execution layers and level-1 library layer (CI Job API) use level-1 scoping.</text:p>
        </text:list-item>
        <text:list-item>
          <text:p text:style-name="P91">All level-1 and level-2 library layer (CI Job <text:span text:style-name="T78">API</text:span> and subroutines) use level-2 scoping.</text:p>
        </text:list-item>
        <text:list-item>
          <text:p text:style-name="P91">All (Hestia) libraries are using level-3 and level-4 scoping. </text:p>
        </text:list-item>
        <text:list-item>
          <text:p text:style-name="P91">Exception to “process” reserved variable (<text:span text:style-name="T26">$___process</text:span>) which is always level-3 for capturing return codes for signal responses.</text:p>
        </text:list-item>
      </text:list>
      <text:p text:style-name="P46"/>
      <text:list text:continue-list="list83115991060369" text:style-name="Outline">
        <text:list-item>
          <text:list>
            <text:list-item>
              <text:list>
                <text:list-item>
                  <text:list>
                    <text:list-item>
                      <text:list>
                        <text:list-item>
                          <text:h text:style-name="P85" text:outline-level="5">Avoid BASH-ism for POSIX Compliant Shell</text:h>
                        </text:list-item>
                      </text:list>
                    </text:list-item>
                  </text:list>
                </text:list-item>
              </text:list>
            </text:list-item>
          </text:list>
        </text:list-item>
      </text:list>
      <text:p text:style-name="P51">Most Linux and Apple’s MacOS are shipping BASH as the default shell interpreter <text:span text:style-name="T99">which </text:span>usually <text:span text:style-name="T99">produces shell scripts</text:span> specific to BASH only. To be POSIX <text:span text:style-name="T78">c</text:span>ompliant, one has to shift away from using BASH and its siblings (KSH, ZSH, and etc).</text:p>
      <text:p text:style-name="P51"/>
      <text:p text:style-name="P51">Example, for Debian OS, <text:span text:style-name="T78">using</text:span> the “<text:span text:style-name="T26">/bin/dash</text:span>” interpreter instead of the usual “<text:span text:style-name="T26">/bin/sh/</text:span>” or “<text:span text:style-name="T26">/bin/bash</text:span>” interpreters can make a huge difference<text:span text:style-name="T86">s</text:span>. This will significantly validate the shell script. If “<text:span text:style-name="T26">/bin/busybox</text:span>” BusyBox <text:span text:style-name="T99">or “</text:span><text:span text:style-name="T32">/bin/toybox</text:span><text:span text:style-name="T99">” ToyBox</text:span> is available on your development machine, then <text:span text:style-name="T79">using</text:span> it to make sure it’s fully compliant even at embedded <text:span text:style-name="T79">environment</text:span>.</text:p>
      <text:p text:style-name="P51"/>
      <text:p text:style-name="P51">Transitioning from BASH to POSIX Compliant Shell can be <text:span text:style-name="T99">a </text:span>daunting <text:span text:style-name="T99">task </text:span>at first in which these development sections are made as a learning resources <text:span text:style-name="T99">and as a referencing point</text:span>. All AutomataCI (Hestia) Libraries are tested POSIX Compliant Shell script. Hence, reading through the libraries can speeds up the learning quickly.</text:p>
      <text:p text:style-name="P51"/>
      <text:p text:style-name="P51">Example:</text:p>
      <text:p text:style-name="Frame_20_contents">#!/bin/sh</text:p>
      <text:p text:style-name="Frame_20_contents"/>
      <text:p text:style-name="Frame_20_contents"># This is bash-specific (BASH-ism)</text:p>
      <text:p text:style-name="Frame_20_contents">if <text:span text:style-name="T2">[[</text:span> “$1” <text:span text:style-name="T2">==</text:span> “” <text:span text:style-name="T2">]</text:span>; then</text:p>
      <text:p text:style-name="Frame_20_contents"><text:s text:c="8"/>…</text:p>
      <text:p text:style-name="Frame_20_contents">fi</text:p>
      <text:p text:style-name="Frame_20_contents"/>
      <text:p text:style-name="Frame_20_contents"># This is POSIX Compliant</text:p>
      <text:p text:style-name="Frame_20_contents">if <text:span text:style-name="T2">[</text:span> “$1” <text:span text:style-name="T2">=</text:span> “” <text:span text:style-name="T2">]</text:span>; then</text:p>
      <text:p text:style-name="Frame_20_contents"><text:s text:c="8"/>…</text:p>
      <text:p text:style-name="Frame_20_contents">fi</text:p>
      <text:p text:style-name="P51"/>
      <text:list text:continue-numbering="true" text:style-name="Outline">
        <text:list-item>
          <text:list>
            <text:list-item>
              <text:list>
                <text:list-item>
                  <text:list>
                    <text:list-item>
                      <text:list>
                        <text:list-item>
                          <text:h text:style-name="P86" text:outline-level="5">Use Built-In Functions Whenever Possible</text:h>
                        </text:list-item>
                      </text:list>
                    </text:list-item>
                  </text:list>
                </text:list-item>
              </text:list>
            </text:list-item>
          </text:list>
        </text:list-item>
      </text:list>
      <text:p text:style-name="P52">For both POSIX Compliant Shell and PowerShell, please use as many built-in functions whenever possible. That means in POSIX Compliant Shell, you check the executable type while in PowerShell is reading through its resources and minimize as many cmdlet usage as possible.</text:p>
      <text:p text:style-name="P52"/>
      <text:p text:style-name="P52">Piping is generally avoided <text:span text:style-name="T87">whenever possible</text:span> since that usually yields a lot external dependencies. AutomataCI wants to be <text:span text:style-name="T99">on </text:span>any platform capable so please keep this in mind with extreme cautions. </text:p>
      <text:p text:style-name="P52"/>
      <text:p text:style-name="P52">To test an <text:span text:style-name="T70">executor</text:span> <text:span text:style-name="T80">is a builtin function on</text:span> POSIX Shell, use the built-in “<text:span text:style-name="T33">type</text:span>” function <text:span text:style-name="T70">to check it</text:span>:</text:p>
      <text:p text:style-name="P25">#!/bin/dash</text:p>
      <text:p text:style-name="P25"/>
      <text:p text:style-name="P25">sample_type="$(type "$1")"</text:p>
      <text:p text:style-name="P25">if [ ! "${sample_type#*shell builtin}" = "$sample_type" ]; then</text:p>
      <text:p text:style-name="P25"><text:s text:c="8"/># it's a built-in</text:p>
      <text:p text:style-name="P25"><text:s text:c="8"/>sample_path="not applicable"</text:p>
      <text:p text:style-name="P25"><text:s text:c="8"/>sample_type="builtin"</text:p>
      <text:p text:style-name="P25">elif [ ! "${sample_type#*not found}" = "$sample_type" ]; then</text:p>
      <text:p text:style-name="P25"><text:s text:c="8"/># it's a not found</text:p>
      <text:p text:style-name="P25"><text:s text:c="8"/>sample_path="unavailable"</text:p>
      <text:p text:style-name="P25"><text:s text:c="8"/>sample_type="not found"</text:p>
      <text:p text:style-name="P25">else</text:p>
      <text:p text:style-name="P25"><text:s text:c="8"/># it's an external executable</text:p>
      <text:p text:style-name="P25"><text:s text:c="8"/>sample_path="${sample_type##* }"</text:p>
      <text:p text:style-name="P25"><text:s text:c="8"/>sample_type="external"</text:p>
      <text:p text:style-name="P25">fi</text:p>
      <text:p text:style-name="P25"/>
      <text:p text:style-name="P25">printf -- "Name = %b\n" "$1"</text:p>
      <text:p text:style-name="P25">printf -- "Type = %b\n" "$sample_type"</text:p>
      <text:p text:style-name="P25">printf -- "Path = %b\n" "$sample_path"</text:p>
      <text:p text:style-name="P25">exit 0</text:p>
      <text:p text:style-name="P23">Executing <text:span text:style-name="T70">the above tester script</text:span> <text:span text:style-name="T70">shall</text:span> return a given executor <text:span text:style-name="T70">name, </text:span>type, and <text:span text:style-name="T70">file</text:span>path <text:span text:style-name="T70">when applicable</text:span> (see next page):</text:p>
      <text:p text:style-name="P23"/>
      <text:p text:style-name="P9">$ ./tester.sh ls</text:p>
      <text:p text:style-name="Frame_20_contents">Name = ls</text:p>
      <text:p text:style-name="Frame_20_contents">Type = external</text:p>
      <text:p text:style-name="Frame_20_contents">Path = /usr/bin/ls</text:p>
      <text:p text:style-name="P5">$ ./tester.sh printf</text:p>
      <text:p text:style-name="Frame_20_contents">Name = printf</text:p>
      <text:p text:style-name="Frame_20_contents">Type = builtin</text:p>
      <text:p text:style-name="Frame_20_contents">Path = not applicable</text:p>
      <text:p text:style-name="P5">$ ./test.sh cut</text:p>
      <text:p text:style-name="Frame_20_contents">Name = cut</text:p>
      <text:p text:style-name="Frame_20_contents">Type = external</text:p>
      <text:p text:style-name="Frame_20_contents">Path = /usr/bin/cut</text:p>
      <text:p text:style-name="P5">$ ./test.sh awk</text:p>
      <text:p text:style-name="Frame_20_contents">Name = awk</text:p>
      <text:p text:style-name="Frame_20_contents">Type = external</text:p>
      <text:p text:style-name="Frame_20_contents">Path = /usr/bin/awk</text:p>
      <text:p text:style-name="P5">$ ./test.sh sed</text:p>
      <text:p text:style-name="Frame_20_contents">Name = sed</text:p>
      <text:p text:style-name="Frame_20_contents">Type = external</text:p>
      <text:p text:style-name="Frame_20_contents">Path = /usr/bin/sed</text:p>
      <text:p text:style-name="P5">$ ./test.sh whatever</text:p>
      <text:p text:style-name="Frame_20_contents">Name = whatever</text:p>
      <text:p text:style-name="Frame_20_contents">Type = not found</text:p>
      <text:p text:style-name="Frame_20_contents">Path = unavailable</text:p>
      <text:p text:style-name="P5">$</text:p>
      <text:p text:style-name="P52"/>
      <text:p text:style-name="P23">Since <text:span text:style-name="T26">cut</text:span>, <text:span text:style-name="T26">awk</text:span>, and <text:span text:style-name="T26">sed</text:span> are <text:span text:style-name="T70">tested as</text:span> external executable files, for extracting sub-string <text:span text:style-name="T70">case study</text:span>:</text:p>
      <text:p text:style-name="P22">#!/bin/dash</text:p>
      <text:p text:style-name="P10"># Avoid this <text:span text:style-name="T70">whenever possible since it depends on </text:span><text:span text:style-name="T36">echo</text:span><text:span text:style-name="T70"> &amp; </text:span><text:span text:style-name="T36">cut</text:span><text:span text:style-name="T70"> external dependencies</text:span></text:p>
      <text:p text:style-name="P21"><text:span text:style-name="T69">substring</text:span>=”$(echo $<text:span text:style-name="T70">1</text:span>| cut -d”<text:span text:style-name="T70">$2”</text:span> -f 2)”<text:tab/><text:tab/><text:tab/><text:tab/></text:p>
      <text:p text:style-name="P24"/>
      <text:p text:style-name="P10"><text:span text:style-name="T69"># Use </text:span><text:span text:style-name="T70">the</text:span><text:span text:style-name="T69"> built-in parameter expansion </text:span><text:span text:style-name="T70">instead</text:span></text:p>
      <text:p text:style-name="P24"><text:span text:style-name="T69">substring</text:span>=”${<text:span text:style-name="T70">1</text:span>#*<text:span text:style-name="T70">$2</text:span>}”</text:p>
      <text:p text:style-name="P24"><text:span text:style-name="T69">substring=”${substring%</text:span><text:span text:style-name="T70">$2</text:span><text:span text:style-name="T69">*}”</text:span></text:p>
      <text:p text:style-name="P50"/>
      <text:p text:style-name="P53">For PowerShell, a case study would be the looping over a directory with conditional filtering:</text:p>
      <text:p text:style-name="Frame_20_contents"># PowerShell</text:p>
      <text:p text:style-name="P10"># Avoid this as it calls too many cmdlets; <text:span text:style-name="T70">AND</text:span></text:p>
      <text:p text:style-name="P10"><text:span text:style-name="T70"># </text:span>broke the PowerShell convention (“<text:span text:style-name="T33">continue</text:span>” can’t be used)</text:p>
      <text:p text:style-name="Frame_20_contents"><text:span text:style-name="T2">Get-ChildItem</text:span> -File -Recurse -Path $explore_path `</text:p>
      <text:p text:style-name="Frame_20_contents"><text:s text:c="8"/>| <text:span text:style-name="T2">Where-Object </text:span>{ $_.Name -like ".pdf" } `</text:p>
      <text:p text:style-name="Frame_20_contents"><text:s text:c="8"/>| <text:span text:style-name="T2">ForEach-Object</text:span> {</text:p>
      <text:p text:style-name="Frame_20_contents"><text:s text:c="8"/>…</text:p>
      <text:p text:style-name="Frame_20_contents">}</text:p>
      <text:p text:style-name="Frame_20_contents"/>
      <text:p text:style-name="P5"># Use this instead (<text:span text:style-name="T70">by </text:span>read<text:span text:style-name="T70">ing</text:span> the spec <text:span text:style-name="T70">directly</text:span> and construct properly<text:span text:style-name="T70">)</text:span>:</text:p>
      <text:p text:style-name="Frame_20_contents"><text:span text:style-name="T2">foreach</text:span> ($___file <text:span text:style-name="T2">in</text:span> (<text:span text:style-name="T2">Get-ChildItem</text:span> -Path $path -File -Recurse -Filter ".pdf")) {</text:p>
      <text:p text:style-name="Frame_20_contents"><text:s text:c="8"/>...</text:p>
      <text:p text:style-name="Frame_20_contents">}</text:p>
      <text:p text:style-name="P54"/>
      <text:list text:continue-numbering="true" text:style-name="Outline">
        <text:list-item>
          <text:list>
            <text:list-item>
              <text:list>
                <text:list-item>
                  <text:list>
                    <text:list-item>
                      <text:list>
                        <text:list-item>
                          <text:h text:style-name="P87" text:outline-level="5">Think Multi-Dimensional Perspectives In Algorithmic Design</text:h>
                        </text:list-item>
                      </text:list>
                    </text:list-item>
                  </text:list>
                </text:list-item>
              </text:list>
            </text:list-item>
          </text:list>
        </text:list-item>
      </text:list>
      <text:p text:style-name="P55">When scripting the POSIX Compliant Shell and PowerShell scripts, it’s better to always think outside-the-box from other dimensional perspectives when designing the algorithm. Some case study are:</text:p>
      <text:p text:style-name="Frame_20_contents">#!/bin/dash</text:p>
      <text:p text:style-name="P5"># Using variable expansion to test a sub-string is within.</text:p>
      <text:p text:style-name="P5"># If exists, it gets trimmed and it will not be the same as its original.</text:p>
      <text:p text:style-name="Frame_20_contents">if [ ! “${1##*sub-string}” = “$1” ]; then</text:p>
      <text:p text:style-name="Frame_20_contents"><text:s text:c="8"/># it exists</text:p>
      <text:p text:style-name="Frame_20_contents"><text:s text:c="8"/>…</text:p>
      <text:p text:style-name="Frame_20_contents">fi</text:p>
      <text:p text:style-name="Frame_20_contents"/>
      <text:p text:style-name="P5"># <text:span text:style-name="T87">M</text:span>akes use other metadata property (in this case: <text:span text:style-name="T87">variable </text:span>emptiness) for</text:p>
      <text:p text:style-name="P5"># other boolean functionalities instead of <text:span text:style-name="T73">declaring a </text:span><text:span text:style-name="T87">fresh</text:span> conventional boolean</text:p>
      <text:p text:style-name="Frame_20_contents">if [ “$boolean_condition_in_string” = “” ]; then</text:p>
      <text:p text:style-name="Frame_20_contents"><text:s text:c="8"/># false</text:p>
      <text:p text:style-name="Frame_20_contents"><text:s text:c="8"/>…</text:p>
      <text:p text:style-name="Frame_20_contents">fi</text:p>
      <text:p text:style-name="Text_20_body"/>
      <text:list text:continue-numbering="true" text:style-name="Outline">
        <text:list-item>
          <text:list>
            <text:list-item>
              <text:list>
                <text:list-item>
                  <text:list>
                    <text:list-item>
                      <text:list>
                        <text:list-item>
                          <text:h text:style-name="P78" text:outline-level="5">Use Comments With Common Sense</text:h>
                        </text:list-item>
                      </text:list>
                    </text:list-item>
                  </text:list>
                </text:list-item>
              </text:list>
            </text:list-item>
          </text:list>
        </text:list-item>
      </text:list>
      <text:p text:style-name="P110">Do use comment to communicate anything related to the code blocks but not the block itself (e.g. context, notice, and etc). Codes are supposedly written without Hungarian (as in Hungry) Notation so it should be a full English phrase by default which are already self-explanatory.</text:p>
      <text:p text:style-name="P110"/>
      <text:p text:style-name="P110">Things like denoting the algorithm specification source, reference to specification’s algorithm segment, and etc are good comments.</text:p>
      <text:p text:style-name="P110"/>
      <text:p text:style-name="P110">License clauses are also commented out and shall always be at the top of the document.</text:p>
      <text:list text:continue-numbering="true" text:style-name="Outline">
        <text:list-item>
          <text:list>
            <text:list-item>
              <text:list>
                <text:list-item>
                  <text:list>
                    <text:list-item>
                      <text:list>
                        <text:list-item>
                          <text:h text:style-name="P88" text:outline-level="5">Use Positional Parameters with Optional Capability</text:h>
                        </text:list-item>
                      </text:list>
                    </text:list-item>
                  </text:list>
                </text:list-item>
              </text:list>
            </text:list-item>
          </text:list>
        </text:list-item>
      </text:list>
      <text:p text:style-name="P56">To make sure both POSIX Compliant Shell and PowerShell are inter-translatable and also to workaround the POSIX Compliant Shell missing localized scoping limitation, <text:span text:style-name="T2">both of them shall always make use of its positional </text:span><text:span text:style-name="T13">STRING-ONLY </text:span><text:span text:style-name="T2">parameters with strictly optional in nature (user may or may not set the parameter)</text:span>. While it’s not an issue in PowerShell, <text:span text:style-name="T100">comploying to the limitation</text:span> ensure<text:span text:style-name="T100">s</text:span> the algorithm<text:span text:style-name="T74">s are inter-</text:span>translatable. This virtue, <text:span text:style-name="T74">along with </text:span>the “Context First Approach” virtue, and leading underscore variable naming convention, when used together, can significantly reduces the variables naming collisions tendencies.</text:p>
      <text:p text:style-name="P56"/>
      <text:p text:style-name="P56"><text:span text:style-name="T2">In POSIX Shell especially inside the function, ALWAYS USE its built-in parameter variables ($1, $2, $3, …, $@) while defining the names in a commented designations. The </text:span><text:span text:style-name="T13">same </text:span><text:span text:style-name="T2">name </text:span><text:span text:style-name="T13">and position are</text:span><text:span text:style-name="T2"> used in the PowerShell counterpart </text:span><text:span text:style-name="T13">to maximize consistencies</text:span>. Example:</text:p>
      <text:p text:style-name="Frame_20_contents">#!/bin/dash</text:p>
      <text:p text:style-name="Frame_20_contents">function_a() {</text:p>
      <text:p text:style-name="Frame_20_contents"><text:s text:c="8"/><text:span text:style-name="T2">#____name=”$1”</text:span></text:p>
      <text:p text:style-name="Frame_20_contents"/>
      <text:p text:style-name="Frame_20_contents"><text:s text:c="8"/>printf -- “%b\n” <text:span text:style-name="T2">“$1”</text:span></text:p>
      <text:p text:style-name="Frame_20_contents">}</text:p>
      <text:p text:style-name="Frame_20_contents">function_a “Amy”</text:p>
      <text:p text:style-name="P56"/>
      <text:p text:style-name="P56">Translate into PowerShell:</text:p>
      <text:p text:style-name="Frame_20_contents"># PowerShell</text:p>
      <text:p text:style-name="Frame_20_contents">function function-a {</text:p>
      <text:p text:style-name="Frame_20_contents"><text:s text:c="8"/><text:span text:style-name="T2">param (</text:span></text:p>
      <text:p text:style-name="Frame_20_contents"><text:s text:c="16"/><text:span text:style-name="T2">[string]$____name</text:span></text:p>
      <text:p text:style-name="Frame_20_contents"><text:s text:c="8"/><text:span text:style-name="T2">)</text:span></text:p>
      <text:p text:style-name="Frame_20_contents"/>
      <text:p text:style-name="Frame_20_contents"><text:s text:c="8"/>$null = Write-Host “${___name}”</text:p>
      <text:p text:style-name="Frame_20_contents"><text:s text:c="8"/>return 0</text:p>
      <text:p text:style-name="Frame_20_contents">}</text:p>
      <text:p text:style-name="Frame_20_contents">$null = function-a “Amy”</text:p>
      <text:list text:continue-numbering="true" text:style-name="Outline">
        <text:list-item>
          <text:list>
            <text:list-item>
              <text:list>
                <text:list-item>
                  <text:list>
                    <text:list-item>
                      <text:list>
                        <text:list-item>
                          <text:h text:style-name="P83" text:outline-level="5">Algorithmic Abstraction → Translatable To Other Languages</text:h>
                        </text:list-item>
                      </text:list>
                    </text:list-item>
                  </text:list>
                </text:list-item>
              </text:list>
            </text:list-item>
          </text:list>
        </text:list-item>
      </text:list>
      <text:p text:style-name="P58">Lastly, it’s important to note that the algorithms can be abstracted and inter-translated easily to other languages (not just between POSIX Compliant Shell and PowerShell). Hence, algorithms’ specifications are far more important than existing libraries for references.</text:p>
      <text:p text:style-name="P58"/>
      <text:p text:style-name="P59">Here is a case study: by version 3.0.0, AutomataCI created its <text:span text:style-name="T25">H</text:span><text:span text:style-name="T2">estiaDEBIPK</text:span> libraries from scratch based on <text:span text:style-name="T89">the </text:span><text:span text:style-name="T38">.deb</text:span><text:span text:style-name="T89"> </text:span>specifications <text:span text:style-name="T87">(</text:span><text:a xlink:type="simple" xlink:href="https://wiki.debian.org/Packaging" text:style-name="Internet_20_link" text:visited-style-name="Visited_20_Internet_20_Link"><text:span text:style-name="T87">https://wiki.debian.org/Packaging</text:span></text:a><text:span text:style-name="T87"> </text:span><text:span text:style-name="T89">and </text:span><text:a xlink:type="simple" xlink:href="https://wiki.debian.org/DebianRepository/Format" text:style-name="Internet_20_link" text:visited-style-name="Visited_20_Internet_20_Link"><text:span text:style-name="T89">https://wiki.debian.org/DebianRepository/Format</text:span></text:a><text:span text:style-name="T87">)</text:span> and successfully <text:span text:style-name="T87">replacing all</text:span> “<text:span text:style-name="T33">sbuild</text:span>”, “<text:span text:style-name="T33">debuild</text:span>”, and “<text:span text:style-name="T33">reprepro</text:span>” OS-specific executables <text:span text:style-name="T87">dependencies</text:span> for both packaging and release management <text:span text:style-name="T89">used</text:span> <text:span text:style-name="T87">in its earlier versions</text:span>. Due to this, AutomataCI can now:</text:p>
      <text:list text:style-name="L13">
        <text:list-item>
          <text:p text:style-name="P108"><text:span text:style-name="T88">package </text:span><text:span text:style-name="T37">.deb</text:span><text:span text:style-name="T88"> and </text:span><text:span text:style-name="T37">.ipk</text:span><text:span text:style-name="T88"> packages natively anywhere from Apple’s MacOS to Microsoft Windows without needing to install anything extra; </text:span><text:span text:style-name="T87">AND</text:span></text:p>
        </text:list-item>
        <text:list-item>
          <text:p text:style-name="P109">can release <text:span text:style-name="T33">.deb</text:span> packages in a flat-directory <text:span text:style-name="T89">repository</text:span> (previously restricted by <text:span text:style-name="T33">reprepro</text:span> executable); AND</text:p>
        </text:list-item>
        <text:list-item>
          <text:p text:style-name="P109">makes the <text:span text:style-name="T41">.deb</text:span> release execution a lot faster (removed a lot of <text:span text:style-name="T33">reprepro</text:span>’s internal weird executions like generating all combination of architectures list); AND</text:p>
        </text:list-item>
        <text:list-item>
          <text:p text:style-name="P109">generate a text file based release database instead of using a binary file that can bloat a Git repository easily (<text:span text:style-name="T33">reprepro</text:span> uses binary file databases).</text:p>
        </text:list-item>
      </text:list>
      <text:p text:style-name="P58"/>
      <text:p text:style-name="P63">The project is better off starting with library development from scratch using the specifications to save time and resources <text:span text:style-name="T89">rather than hopping around with external dependencies and get restricted <text:s/>by them.</text:span></text:p>
      <text:p text:style-name="P63"/>
      <text:p text:style-name="Frame_20_contents">Therefore, it’s better and always abstract the specification files over existing libraries codes (while the latter can be used for quick references) to avoid external dependencies compromi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Mono CJK SC" svg:font-family="'Noto Sans Mono CJK SC'" style:font-family-generic="modern" style:font-pitch="fixed"/>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en" fo:country="MY"/>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21</text:page-number><text:s/>of <text:page-count>21</text:page-count><text:s/><text:span text:style-name="MT1">| </text:span><text:title>Development - Basic Ground Rules</text:title></text:p>
      </style:footer>
    </style:master-page>
    <style:master-page style:name="Left_20_Page" style:display-name="Left Page" style:page-layout-name="Mpm4" draw:style-name="Mdp1" style:next-style-name="Right_20_Page">
      <style:footer>
        <text:p text:style-name="Footer"><text:title>Development - Basic Ground Rules</text:title><text:s/><text:span text:style-name="MT1">| </text:span>Page <text:page-number text:select-page="current">20</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15:37:27.395655812</meta:creation-date>
    <dc:title>Development - Basic Ground Rules</dc:title>
    <meta:generator>LibreOffice/24.2.5.2$Linux_X86_64 LibreOffice_project/bffef4ea93e59bebbeaf7f431bb02b1a39ee8a59</meta:generator>
    <meta:editing-duration>PT5H13M6S</meta:editing-duration>
    <meta:editing-cycles>73</meta:editing-cycles>
    <dc:contributor>(Holloway) Chew</dc:contributor>
    <dc:contributor>Kean Ho</dc:contributor>
    <dc:coverage>Development</dc:coverage>
    <dc:identifier>automataci-development</dc:identifier>
    <dc:subject>A fragment of AutomataCI engineering specification</dc:subject>
    <meta:initial-creator>Kean Ho Chew</meta:initial-creator>
    <dc:publisher>AutomataCI Team</dc:publisher>
    <dc:date>2024-07-31T08:31:13.386522371</dc:date>
    <dc:creator>Kean Ho Chew</dc:creator>
    <meta:keyword>Development</meta:keyword>
    <meta:document-statistic meta:table-count="0" meta:image-count="0" meta:object-count="0" meta:page-count="21" meta:paragraph-count="396" meta:word-count="3577" meta:character-count="23823" meta:non-whitespace-character-count="19914"/>
    <meta:template xlink:type="simple" xlink:actuate="onRequest" xlink:title="Noto Sans Light Default Template" xlink:href="../../../../../../../../templates/default.ott" meta:date="2024-03-25T07:09:47.213847945"/>
  </office:meta>
</office:document-meta>
</file>